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adornments="Regular" style:font-pitch="variable"/>
    <style:font-face style:name="Wingdings" svg:font-family="Wingdings" style:font-adornments="Regular" style:font-pitch="variable" style:font-charset="x-symbol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2.3583in"/>
    </style:style>
    <style:style style:name="Table1.B" style:family="table-column">
      <style:table-column-properties style:column-width="4.32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861in" fo:margin-left="0.0035in" fo:margin-top="0in" fo:margin-bottom="0in" table:align="left" style:writing-mode="lr-tb"/>
    </style:style>
    <style:style style:name="Table2.A" style:family="table-column">
      <style:table-column-properties style:column-width="2.3583in"/>
    </style:style>
    <style:style style:name="Table2.B" style:family="table-column">
      <style:table-column-properties style:column-width="4.327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2.3583in"/>
    </style:style>
    <style:style style:name="Table3.B" style:family="table-column">
      <style:table-column-properties style:column-width="0.9847in"/>
    </style:style>
    <style:style style:name="Table3.C" style:family="table-column">
      <style:table-column-properties style:column-width="1.6715in"/>
    </style:style>
    <style:style style:name="Table3.D" style:family="table-column">
      <style:table-column-properties style:column-width="1.67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861in" fo:margin-left="0.0035in" fo:margin-top="0in" fo:margin-bottom="0in" table:align="left" style:writing-mode="lr-tb"/>
    </style:style>
    <style:style style:name="Table4.A" style:family="table-column">
      <style:table-column-properties style:column-width="1.6701in"/>
    </style:style>
    <style:style style:name="Table4.B" style:family="table-column">
      <style:table-column-properties style:column-width="1.575in"/>
    </style:style>
    <style:style style:name="Table4.C" style:family="table-column">
      <style:table-column-properties style:column-width="0.766in"/>
    </style:style>
    <style:style style:name="Table4.D" style:family="table-column">
      <style:table-column-properties style:column-width="1.337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6861in" fo:margin-left="0.0035in" fo:margin-top="0in" fo:margin-bottom="0in" table:align="left" style:writing-mode="lr-tb"/>
    </style:style>
    <style:style style:name="Table5.A" style:family="table-column">
      <style:table-column-properties style:column-width="0.8521in"/>
    </style:style>
    <style:style style:name="Table5.B" style:family="table-column">
      <style:table-column-properties style:column-width="1.1424in"/>
    </style:style>
    <style:style style:name="Table5.C" style:family="table-column">
      <style:table-column-properties style:column-width="1.1431in"/>
    </style:style>
    <style:style style:name="Table5.D" style:family="table-column">
      <style:table-column-properties style:column-width="1.0361in"/>
    </style:style>
    <style:style style:name="Table5.E" style:family="table-column">
      <style:table-column-properties style:column-width="0.891in"/>
    </style:style>
    <style:style style:name="Table5.F" style:family="table-column">
      <style:table-column-properties style:column-width="0.4604in"/>
    </style:style>
    <style:style style:name="Table5.G" style:family="table-column">
      <style:table-column-properties style:column-width="1.160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861in" fo:margin-left="0.0035in" fo:margin-top="0in" fo:margin-bottom="0in" table:align="left" style:writing-mode="lr-tb"/>
    </style:style>
    <style:style style:name="Table6.A" style:family="table-column">
      <style:table-column-properties style:column-width="1.3368in"/>
    </style:style>
    <style:style style:name="Table6.B" style:family="table-column">
      <style:table-column-properties style:column-width="1.5146in"/>
    </style:style>
    <style:style style:name="Table6.C" style:family="table-column">
      <style:table-column-properties style:column-width="1.4764in"/>
    </style:style>
    <style:style style:name="Table6.D" style:family="table-column">
      <style:table-column-properties style:column-width="1.0208in"/>
    </style:style>
    <style:style style:name="Table6.E" style:family="table-column">
      <style:table-column-properties style:column-width="1.3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6861in" fo:margin-left="0.0035in" fo:margin-top="0in" fo:margin-bottom="0in" table:align="left" style:writing-mode="lr-tb"/>
    </style:style>
    <style:style style:name="Table7.A" style:family="table-column">
      <style:table-column-properties style:column-width="2.0639in"/>
    </style:style>
    <style:style style:name="Table7.B" style:family="table-column">
      <style:table-column-properties style:column-width="2.1653in"/>
    </style:style>
    <style:style style:name="Table7.C" style:family="table-column">
      <style:table-column-properties style:column-width="2.456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6861in" fo:margin-left="0.0035in" fo:margin-top="0in" fo:margin-bottom="0in" table:align="left" style:writing-mode="lr-tb"/>
    </style:style>
    <style:style style:name="Table8.A" style:family="table-column">
      <style:table-column-properties style:column-width="3.0486in"/>
    </style:style>
    <style:style style:name="Table8.B" style:family="table-column">
      <style:table-column-properties style:column-width="3.636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6861in" fo:margin-left="0.0035in" fo:margin-top="0in" fo:margin-bottom="0in" table:align="left" style:writing-mode="lr-tb"/>
    </style:style>
    <style:style style:name="Table9.A" style:family="table-column">
      <style:table-column-properties style:column-width="0.8924in"/>
    </style:style>
    <style:style style:name="Table9.B" style:family="table-column">
      <style:table-column-properties style:column-width="0.9153in"/>
    </style:style>
    <style:style style:name="Table9.C" style:family="table-column">
      <style:table-column-properties style:column-width="0.8257in"/>
    </style:style>
    <style:style style:name="Table9.D" style:family="table-column">
      <style:table-column-properties style:column-width="0.8243in"/>
    </style:style>
    <style:style style:name="Table9.E" style:family="table-column">
      <style:table-column-properties style:column-width="1.4764in"/>
    </style:style>
    <style:style style:name="Table9.F" style:family="table-column">
      <style:table-column-properties style:column-width="0.9222in"/>
    </style:style>
    <style:style style:name="Table9.G" style:family="table-column">
      <style:table-column-properties style:column-width="0.8292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6861in" fo:margin-left="0.0035in" fo:margin-top="0in" fo:margin-bottom="0in" table:align="left" style:writing-mode="lr-tb"/>
    </style:style>
    <style:style style:name="Table10.A" style:family="table-column">
      <style:table-column-properties style:column-width="1.6715in"/>
    </style:style>
    <style:style style:name="Table10.D" style:family="table-column">
      <style:table-column-properties style:column-width="1.670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alibri" fo:font-size="11pt" fo:language="en" fo:country="US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4" style:family="paragraph" style:parent-style-name="List_20_Paragraph" style:list-style-name="WWNum3"/>
    <style:style style:name="P5" style:family="paragraph" style:parent-style-name="List_20_Paragraph" style:list-style-name="WWNum3">
      <style:text-properties officeooo:paragraph-rsid="000c302b"/>
    </style:style>
    <style:style style:name="P6" style:family="paragraph" style:parent-style-name="List_20_Paragraph" style:list-style-name="WWNum2"/>
    <style:style style:name="P7" style:family="paragraph" style:parent-style-name="List_20_Paragraph">
      <style:paragraph-properties fo:margin-left="1.2417in"/>
      <style:text-properties fo:color="#00b0f0" loext:opacity="100%" fo:language="en" fo:country="US"/>
    </style:style>
    <style:style style:name="P8" style:family="paragraph" style:parent-style-name="List_20_Paragraph">
      <style:paragraph-properties fo:margin-left="1.5in"/>
      <style:text-properties fo:color="#00b0f0" loext:opacity="100%" fo:language="en" fo:country="US"/>
    </style:style>
    <style:style style:name="P9" style:family="paragraph" style:parent-style-name="List_20_Paragraph" style:list-style-name="WWNum1"/>
    <style:style style:name="P10" style:family="paragraph" style:parent-style-name="List_20_Paragraph">
      <style:text-properties fo:language="en" fo:country="US"/>
    </style:style>
    <style:style style:name="P11" style:family="paragraph" style:parent-style-name="List_20_Paragraph">
      <style:paragraph-properties fo:margin-left="1in"/>
      <style:text-properties fo:language="en" fo:country="US"/>
    </style:style>
    <style:style style:name="P12" style:family="paragraph" style:parent-style-name="List_20_Paragraph" style:list-style-name="WWNum4"/>
    <style:style style:name="P13" style:family="paragraph" style:parent-style-name="List_20_Paragraph" style:list-style-name="WWNum6"/>
    <style:style style:name="P14" style:family="paragraph" style:parent-style-name="List_20_Paragraph" style:list-style-name="WWNum5"/>
    <style:style style:name="P15" style:family="paragraph" style:parent-style-name="List_20_Paragraph" style:list-style-name="WWNum3">
      <style:text-properties officeooo:rsid="000c302b" officeooo:paragraph-rsid="000c302b"/>
    </style:style>
    <style:style style:name="P16" style:family="paragraph" style:parent-style-name="List_20_Paragraph" style:list-style-name="WWNum3">
      <style:paragraph-properties>
        <style:tab-stops/>
      </style:paragraph-properties>
      <style:text-properties officeooo:rsid="000c302b" officeooo:paragraph-rsid="000c302b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fo:language="en" fo:country="US" style:text-underline-style="solid" style:text-underline-width="auto" style:text-underline-color="font-color"/>
    </style:style>
    <style:style style:name="P19" style:family="paragraph" style:parent-style-name="Standard">
      <style:text-properties fo:color="#70ad47" loext:opacity="100%" fo:language="en" fo:country="US">
        <loext:char-complex-color loext:theme-type="accent6" loext:color-type="theme"/>
      </style:text-properties>
    </style:style>
    <style:style style:name="P20" style:family="paragraph" style:parent-style-name="Standard">
      <style:paragraph-properties fo:margin-top="0in" fo:margin-bottom="0.111in" style:contextual-spacing="false" fo:break-before="page"/>
    </style:style>
    <style:style style:name="P21" style:family="paragraph" style:parent-style-name="Standard">
      <style:text-properties fo:color="#00b0f0" loext:opacity="100%" fo:language="en" fo:country="US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alibri" fo:font-size="11pt" fo:language="en" fo:country="US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color="#00b0f0" loext:opacity="100%" fo:language="en" fo:country="US"/>
    </style:style>
    <style:style style:name="T5" style:family="text">
      <style:text-properties fo:color="#00b0f0" loext:opacity="100%" fo:language="en" fo:country="US" officeooo:rsid="000c302b"/>
    </style:style>
    <style:style style:name="T6" style:family="text">
      <style:text-properties fo:color="#ff0000" loext:opacity="100%" fo:language="en" fo:country="US"/>
    </style:style>
    <style:style style:name="T7" style:family="text">
      <style:text-properties fo:color="#ff0000" loext:opacity="100%" fo:language="en" fo:country="US" fo:font-style="italic" style:font-style-asian="italic"/>
    </style:style>
    <style:style style:name="T8" style:family="text">
      <style:text-properties fo:color="#ff0000" loext:opacity="100%"/>
    </style:style>
    <style:style style:name="T9" style:family="text">
      <style:text-properties fo:color="#70ad47" loext:opacity="100%" fo:language="en" fo:country="US">
        <loext:char-complex-color loext:theme-type="accent6" loext:color-type="theme"/>
      </style:text-properties>
    </style:style>
    <style:style style:name="T10" style:family="text">
      <style:text-properties fo:font-size="14pt" fo:language="en" fo:country="US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You need:</text:span><text:span text:style-name="T1"/></text:p>
      <text:p text:style-name="P17" loext:marker-style-name="T1"/>
      <text:p text:style-name="Standard" loext:marker-style-name="T1"><text:span text:style-name="T1">[] – 3D assets, in either OBJ or GLTF form</text:span><text:span text:style-name="T1"/></text:p>
      <text:list text:style-name="WWNum3">
        <text:list-item>
          <text:p text:style-name="P15" loext:marker-style-name="T4"><text:span text:style-name="T4">Moto model – Mmoto</text:span></text:p>
        </text:list-item>
        <text:list-item>
          <text:p text:style-name="P16" loext:marker-style-name="T4"><text:span text:style-name="T4">Car model – min 2 instances – MCar</text:span></text:p>
        </text:list-item>
        <text:list-item>
          <text:p text:style-name="P15" loext:marker-style-name="T4"><text:span text:style-name="T4">Guardrail - MRail</text:span></text:p>
        </text:list-item>
        <text:list-item>
          <text:p text:style-name="P5" loext:marker-style-name="T4"><text:span text:style-name="T5">Tree model – min 2 instances - MTree</text:span></text:p>
        </text:list-item>
      </text:list>
      <text:p text:style-name="Standard" loext:marker-style-name="T1"><text:span text:style-name="T1">[] – 3D assets dynamically generated in the code</text:span><text:span text:style-name="T1"/></text:p>
      <text:list text:continue-numbering="true" text:style-name="WWNum3">
        <text:list-item>
          <text:p text:style-name="P4" loext:marker-style-name="T4"><text:span text:style-name="T4">Splash screen – quad – only normalized screen coordinates 2D – 1 instance - MSplash</text:span><text:span text:style-name="T4"/></text:p>
        </text:list-item>
        <text:list-item>
          <text:p text:style-name="P4" loext:marker-style-name="T4"><text:span text:style-name="T5">HUD with score and speed</text:span><text:span text:style-name="T4"> – quad – only normalized screen coordinates 2D – 1 instance - </text:span><text:span text:style-name="T5">MHud</text:span></text:p>
        </text:list-item>
      </text:list>
      <text:p text:style-name="Standard" loext:marker-style-name="T1"><text:span text:style-name="T1">[] – Textures associated with the models</text:span><text:span text:style-name="T1"/></text:p>
      <text:list text:continue-numbering="true" text:style-name="WWNum3">
        <text:list-item>
          <text:p text:style-name="P15" loext:marker-style-name="T4"><text:span text:style-name="T4">Guardrail.png - TRail</text:span></text:p>
        </text:list-item>
        <text:list-item>
          <text:p text:style-name="P15" loext:marker-style-name="T4"><text:span text:style-name="T4">Road.png - TRoad</text:span></text:p>
        </text:list-item>
        <text:list-item>
          <text:p text:style-name="P4" loext:marker-style-name="T4"><text:span text:style-name="T4">SplashScreen.png – T</text:span><text:span text:style-name="T5">S</text:span><text:span text:style-name="T4">plash</text:span></text:p>
        </text:list-item>
        <text:list-item>
          <text:p text:style-name="P15" loext:marker-style-name="T4"><text:span text:style-name="T4">HUD.png - THud</text:span></text:p>
        </text:list-item>
      </text:list>
      <text:p text:style-name="P17" loext:marker-style-name="T1"/>
      <text:p text:style-name="P17" loext:marker-style-name="T1"/>
      <text:p text:style-name="Standard" loext:marker-style-name="T1"><text:span text:style-name="T1">Then you decide:</text:span><text:span text:style-name="T1"/></text:p>
      <text:p text:style-name="Standard" loext:marker-style-name="T1"><text:span text:style-name="T1">[] – the illumination for the scene:</text:span><text:span text:style-name="T1"/></text:p>
      <text:p text:style-name="Standard" loext:marker-style-name="T1"><text:span text:style-name="T1"><text:tab/>[] – which type of direct light? How many ?</text:span><text:span text:style-name="T1"/></text:p>
      <text:p text:style-name="Standard" loext:marker-style-name="T4"><text:span text:style-name="T1"><text:tab/><text:tab/></text:span><text:span text:style-name="T4">1 – direct light from the back</text:span></text:p>
      <text:p text:style-name="Standard" loext:marker-style-name="T1"><text:span text:style-name="T1"><text:tab/>[] – Ambient light type?</text:span><text:span text:style-name="T1"/></text:p>
      <text:p text:style-name="Standard" loext:marker-style-name="T4"><text:span text:style-name="T1"><text:tab/><text:tab/></text:span><text:span text:style-name="T4">Constant ambient</text:span></text:p>
      <text:p text:style-name="Standard" loext:marker-style-name="T1"><text:span text:style-name="T1"><text:tab/>[] – Any object having emission?</text:span><text:span text:style-name="T1"/></text:p>
      <text:p text:style-name="Standard" loext:marker-style-name="T4"><text:span text:style-name="T1"><text:tab/><text:tab/></text:span><text:span text:style-name="T4">No</text:span></text:p>
      <text:list text:style-name="WWNum2">
        <text:list-item>
          <text:p text:style-name="P6" loext:marker-style-name="T1"><text:span text:style-name="T1">These terms might be enclosed in a scene-wide DescriptorSetLayout</text:span><text:span text:style-name="T1"/></text:p>
          <text:list>
            <text:list-item>
              <text:p text:style-name="P6" loext:marker-style-name="T4"><text:span text:style-name="T4">gubo DescriptorSetLayout including:</text:span><text:span text:style-name="T4"/></text:p>
              <text:list>
                <text:list-item>
                  <text:p text:style-name="P6" loext:marker-style-name="T4"><text:span text:style-name="T4">Direct light color</text:span><text:span text:style-name="T4"/></text:p>
                </text:list-item>
                <text:list-item>
                  <text:p text:style-name="P6" loext:marker-style-name="T4"><text:span text:style-name="T4">Direct light position</text:span><text:span text:style-name="T4"/></text:p>
                </text:list-item>
                <text:list-item>
                  <text:p text:style-name="P6" loext:marker-style-name="T4"><text:span text:style-name="T4">Ambient light color</text:span><text:span text:style-name="T4"/></text:p>
                </text:list-item>
                <text:list-item>
                  <text:p text:style-name="P6" loext:marker-style-name="T4"><text:span text:style-name="T4">Viewer position </text:span><text:span text:style-name="T4"/></text:p>
                  <text:list>
                    <text:list-item>
                      <text:p text:style-name="P6" loext:marker-style-name="T4"><text:span text:style-name="T4">struct GlobalUniformBlock</text:span><text:span text:style-name="T4"/></text:p>
                    </text:list-item>
                  </text:list>
                </text:list-item>
              </text:list>
            </text:list-item>
            <text:list-item>
              <text:p text:style-name="P6" loext:marker-style-name="T4"><text:span text:style-name="T4">DSLGubo</text:span><text:span text:style-name="T4"/></text:p>
              <text:list>
                <text:list-item>
                  <text:p text:style-name="P6" loext:marker-style-name="T4"><text:span text:style-name="T4">1 UNIFORM block including the data above</text:span><text:span text:style-name="T4"/></text:p>
                </text:list-item>
              </text:list>
            </text:list-item>
          </text:list>
        </text:list-item>
      </text:list>
      <text:p text:style-name="P7" loext:marker-style-name="T4"/>
      <text:p text:style-name="P17" loext:marker-style-name="T1"/>
      <text:p text:style-name="P17" loext:marker-style-name="T1"/>
      <text:list text:style-name="WWNum1">
        <text:list-item>
          <text:p text:style-name="P9" loext:marker-style-name="T1"><text:soft-page-break/><text:span text:style-name="T1">For each asset</text:span><text:span text:style-name="T1"/></text:p>
        </text:list-item>
      </text:list>
      <text:p text:style-name="Standard" loext:marker-style-name="T9"><text:span text:style-name="T9">MBody, MHandle, MWheel1, MWheel2, MWheel3</text:span><text:span text:style-name="T9"/></text:p>
      <text:list text:continue-numbering="true" text:style-name="WWNum1">
        <text:list-item>
          <text:list>
            <text:list-item>
              <text:p text:style-name="P9" loext:marker-style-name="T1"><text:span text:style-name="T1">[] – Define which vertex format it uses</text:span><text:span text:style-name="T1"/></text:p>
              <text:list>
                <text:list-item>
                  <text:p text:style-name="P9" loext:marker-style-name="T4"><text:span text:style-name="T4">Position</text:span><text:span text:style-name="T4"/></text:p>
                </text:list-item>
                <text:list-item>
                  <text:p text:style-name="P9" loext:marker-style-name="T4"><text:span text:style-name="T4">Normal vector</text:span><text:span text:style-name="T4"/></text:p>
                </text:list-item>
                <text:list-item>
                  <text:p text:style-name="P9" loext:marker-style-name="T4"><text:span text:style-name="T4">UV</text:span><text:span text:style-name="T4"/></text:p>
                  <text:list>
                    <text:list-item>
                      <text:p text:style-name="P9" loext:marker-style-name="T4"><text:span text:style-name="T4">Struct VertexMesh</text:span><text:span text:style-name="T4"/></text:p>
                    </text:list-item>
                  </text:list>
                </text:list-item>
              </text:list>
            </text:list-item>
            <text:list-item>
              <text:p text:style-name="P9" loext:marker-style-name="T1"><text:span text:style-name="T1">[] – Select a BRDF approximation and shading technique, and depending on the scene illumination, define the corresponding Vertex / Fragment shader couple</text:span><text:span text:style-name="T1"/></text:p>
              <text:list>
                <text:list-item>
                  <text:p text:style-name="P9" loext:marker-style-name="T4"><text:span text:style-name="T4">Phong smooth shading</text:span><text:span text:style-name="T4"/></text:p>
                </text:list-item>
                <text:list-item>
                  <text:p text:style-name="P9" loext:marker-style-name="T4"><text:span text:style-name="T4">Lambert + Bilnn BRDF</text:span><text:span text:style-name="T4"/></text:p>
                </text:list-item>
              </text:list>
            </text:list-item>
            <text:list-item>
              <text:p text:style-name="P9" loext:marker-style-name="T1"><text:span text:style-name="T1">[] – Decide which texture it requires</text:span><text:span text:style-name="T1"/></text:p>
              <text:list>
                <text:list-item>
                  <text:p text:style-name="P9" loext:marker-style-name="T4"><text:span text:style-name="T4">Color texture</text:span><text:span text:style-name="T4"/></text:p>
                </text:list-item>
              </text:list>
            </text:list-item>
            <text:list-item>
              <text:p text:style-name="P9" loext:marker-style-name="T1"><text:span text:style-name="T1">[] – Decide which data sent from the CPP code the shaders need</text:span><text:span text:style-name="T1"/></text:p>
              <text:list>
                <text:list-item>
                  <text:p text:style-name="P9" loext:marker-style-name="T4"><text:span text:style-name="T4">Specular color</text:span><text:span text:style-name="T4"/></text:p>
                </text:list-item>
                <text:list-item>
                  <text:p text:style-name="P9" loext:marker-style-name="T4"><text:span text:style-name="T4">Specular power</text:span><text:span text:style-name="T4"/></text:p>
                </text:list-item>
                <text:list-item>
                  <text:p text:style-name="P9" loext:marker-style-name="T4"><text:span text:style-name="T4">Ambient sensitivity</text:span><text:span text:style-name="T4"/></text:p>
                </text:list-item>
                <text:list-item>
                  <text:p text:style-name="P9" loext:marker-style-name="T4"><text:span text:style-name="T4">---------------------------------------------</text:span><text:span text:style-name="T4"/></text:p>
                </text:list-item>
                <text:list-item>
                  <text:p text:style-name="P9" loext:marker-style-name="T4"><text:span text:style-name="T4">World-view-projection matrix</text:span><text:span text:style-name="T4"/></text:p>
                </text:list-item>
                <text:list-item>
                  <text:p text:style-name="P9" loext:marker-style-name="T4"><text:span text:style-name="T4">World matrix</text:span><text:span text:style-name="T4"/></text:p>
                </text:list-item>
                <text:list-item>
                  <text:p text:style-name="P9" loext:marker-style-name="T4"><text:span text:style-name="T4">Normal transform matrix</text:span><text:span text:style-name="T4"/></text:p>
                  <text:list>
                    <text:list-item>
                      <text:p text:style-name="P9" loext:marker-style-name="T4"><text:span text:style-name="T4">struct MeshUniformBlock</text:span><text:span text:style-name="T4"/></text:p>
                    </text:list-item>
                  </text:list>
                </text:list-item>
                <text:list-item>
                  <text:p text:style-name="P9" loext:marker-style-name="T1"><text:span text:style-name="T1">The last two point determines the DescriptorSetLayout for the shader couple</text:span><text:span text:style-name="T1"/></text:p>
                  <text:list>
                    <text:list-item>
                      <text:p text:style-name="P9" loext:marker-style-name="T4"><text:span text:style-name="T4">1 UNIFORM block including the data above</text:span><text:span text:style-name="T4"/></text:p>
                    </text:list-item>
                    <text:list-item>
                      <text:p text:style-name="P9" loext:marker-style-name="T4"><text:span text:style-name="T4">1 Texture with the corresponding color</text:span><text:span text:style-name="T4"/></text:p>
                      <text:list>
                        <text:list-item>
                          <text:p text:style-name="P9" loext:marker-style-name="T4"><text:span text:style-name="T4">DSLMesh</text:span><text:span text:style-name="T4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 loext:marker-style-name="T1"/>
      <text:p text:style-name="Standard" loext:marker-style-name="T9"><text:span text:style-name="T9">MSpalsh, MKey</text:span><text:span text:style-name="T9"/></text:p>
      <text:list text:continue-numbering="true" text:style-name="WWNum1">
        <text:list-item>
          <text:list>
            <text:list-item>
              <text:p text:style-name="P9" loext:marker-style-name="T1"><text:span text:style-name="T1">[] – Define which vertex format it uses</text:span><text:span text:style-name="T1"/></text:p>
              <text:list>
                <text:list-item>
                  <text:p text:style-name="P9" loext:marker-style-name="T4"><text:span text:style-name="T4">Position (2D normalized screen coordinates)</text:span><text:span text:style-name="T4"/></text:p>
                </text:list-item>
                <text:list-item>
                  <text:p text:style-name="P9" loext:marker-style-name="T4"><text:span text:style-name="T4">UV</text:span><text:span text:style-name="T4"/></text:p>
                  <text:list>
                    <text:list-item>
                      <text:p text:style-name="P9" loext:marker-style-name="T4"><text:span text:style-name="T4">Struct VertexOverlay</text:span><text:span text:style-name="T4"/></text:p>
                    </text:list-item>
                  </text:list>
                </text:list-item>
              </text:list>
            </text:list-item>
            <text:list-item>
              <text:p text:style-name="P9" loext:marker-style-name="T1"><text:span text:style-name="T1">[] – Select a BRDF approximation and shading technique, and depending on the scene illumination, define the corresponding Vertex / Fragment shader couple</text:span><text:span text:style-name="T1"/></text:p>
              <text:list>
                <text:list-item>
                  <text:p text:style-name="P9" loext:marker-style-name="T4"><text:span text:style-name="T4">No illumination, just pass the UV and return the pixel read from the texture</text:span><text:span text:style-name="T4"/></text:p>
                </text:list-item>
              </text:list>
            </text:list-item>
            <text:list-item>
              <text:p text:style-name="P9" loext:marker-style-name="T1"><text:span text:style-name="T1">[] – Decide which texture it requires</text:span><text:span text:style-name="T1"/></text:p>
              <text:list>
                <text:list-item>
                  <text:p text:style-name="P9" loext:marker-style-name="T4"><text:span text:style-name="T4">Color Texture</text:span><text:span text:style-name="T4"/></text:p>
                </text:list-item>
              </text:list>
            </text:list-item>
            <text:list-item>
              <text:p text:style-name="P9" loext:marker-style-name="T1"><text:span text:style-name="T1">[] – Decide which data sent from the CPP code the shaders need</text:span><text:span text:style-name="T1"/></text:p>
              <text:list>
                <text:list-item>
                  <text:p text:style-name="P9" loext:marker-style-name="T4"><text:span text:style-name="T4">Visibility</text:span><text:span text:style-name="T4"/></text:p>
                  <text:list>
                    <text:list-item>
                      <text:p text:style-name="P9" loext:marker-style-name="T4"><text:span text:style-name="T4">OverlayUniformBlock</text:span><text:span text:style-name="T4"/></text:p>
                    </text:list-item>
                  </text:list>
                </text:list-item>
              </text:list>
            </text:list-item>
          </text:list>
        </text:list-item>
      </text:list>
      <text:p text:style-name="P8" loext:marker-style-name="T4"/>
      <text:list text:continue-numbering="true" text:style-name="WWNum1">
        <text:list-item>
          <text:list>
            <text:list-item>
              <text:list>
                <text:list-item>
                  <text:p text:style-name="P9" loext:marker-style-name="T1"><text:span text:style-name="T1">The last two point determines the DescriptorSetLayout for the shader couple</text:span><text:span text:style-name="T1"/></text:p>
                  <text:list>
                    <text:list-item>
                      <text:p text:style-name="P9" loext:marker-style-name="T4"><text:span text:style-name="T4">1 Texture with the corresponding color<text:tab/></text:span><text:span text:style-name="T4"/></text:p>
                    </text:list-item>
                    <text:list-item>
                      <text:p text:style-name="P9" loext:marker-style-name="T4"><text:span text:style-name="T4">1 UNIFORM block including the data above</text:span><text:span text:style-name="T4"/></text:p>
                      <text:list>
                        <text:list-item>
                          <text:p text:style-name="P9" loext:marker-style-name="T4"><text:span text:style-name="T4">DSLOverlay</text:span><text:span text:style-name="T4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 loext:marker-style-name="T9"/>
      <text:p text:style-name="P20" loext:marker-style-name="T9"><text:span text:style-name="T9">MRoom</text:span><text:span text:style-name="T9"/></text:p>
      <text:list xml:id="list231951902313803" text:continue-numbering="true" text:style-name="WWNum1">
        <text:list-item>
          <text:list>
            <text:list-item>
              <text:p text:style-name="P9" loext:marker-style-name="T6"><text:span text:style-name="T6">[] – Define which vertex format it uses</text:span><text:span text:style-name="T6"/></text:p>
              <text:list>
                <text:list-item>
                  <text:p text:style-name="P9" loext:marker-style-name="T6"><text:span text:style-name="T6">Position</text:span><text:span text:style-name="T6"/></text:p>
                </text:list-item>
                <text:list-item>
                  <text:p text:style-name="P9" loext:marker-style-name="T6"><text:span text:style-name="T6">Normal vector</text:span><text:span text:style-name="T6"/></text:p>
                </text:list-item>
                <text:list-item>
                  <text:p text:style-name="P9" loext:marker-style-name="T6"><text:span text:style-name="T6">Color</text:span><text:span text:style-name="T6"/></text:p>
                  <text:list>
                    <text:list-item>
                      <text:p text:style-name="P9" loext:marker-style-name="T6"><text:span text:style-name="T6">Struct VertexVColor</text:span><text:span text:style-name="T6"/></text:p>
                    </text:list-item>
                  </text:list>
                </text:list-item>
              </text:list>
            </text:list-item>
            <text:list-item>
              <text:p text:style-name="P9" loext:marker-style-name="T6"><text:span text:style-name="T6">[] – Select a BRDF approximation and shading technique, and depending on the scene illumination, define the corresponding Vertex / Fragment shader couple</text:span><text:span text:style-name="T6"/></text:p>
              <text:list>
                <text:list-item>
                  <text:p text:style-name="P9" loext:marker-style-name="T6"><text:span text:style-name="T6">Phong smooth shading</text:span><text:span text:style-name="T6"/></text:p>
                </text:list-item>
                <text:list-item>
                  <text:p text:style-name="P9" loext:marker-style-name="T6"><text:span text:style-name="T6">Lambert + Bilnn BRDF</text:span><text:span text:style-name="T6"/></text:p>
                </text:list-item>
              </text:list>
            </text:list-item>
            <text:list-item>
              <text:p text:style-name="P9" loext:marker-style-name="T6"><text:span text:style-name="T6">[] – Decide which texture it requires</text:span><text:span text:style-name="T6"/></text:p>
              <text:list>
                <text:list-item>
                  <text:p text:style-name="P9" loext:marker-style-name="T6"><text:span text:style-name="T6">No texture</text:span><text:span text:style-name="T6"/></text:p>
                </text:list-item>
              </text:list>
            </text:list-item>
            <text:list-item>
              <text:p text:style-name="P9" loext:marker-style-name="T6"><text:span text:style-name="T6">[] – Decide which </text:span><text:bookmark-start text:name="_GoBack"/><text:span text:style-name="T6">data</text:span><text:bookmark-end text:name="_GoBack"/><text:span text:style-name="T6"> sent from the CPP code the shaders need</text:span><text:span text:style-name="T6"/></text:p>
              <text:list>
                <text:list-item>
                  <text:p text:style-name="P9" loext:marker-style-name="T6"><text:span text:style-name="T6">Specular color</text:span><text:span text:style-name="T6"/></text:p>
                </text:list-item>
                <text:list-item>
                  <text:p text:style-name="P9" loext:marker-style-name="T6"><text:span text:style-name="T6">Specular power</text:span><text:span text:style-name="T6"/></text:p>
                </text:list-item>
                <text:list-item>
                  <text:p text:style-name="P9" loext:marker-style-name="T6"><text:span text:style-name="T6">Ambient sensitivity</text:span><text:span text:style-name="T6"/></text:p>
                </text:list-item>
                <text:list-item>
                  <text:p text:style-name="P9" loext:marker-style-name="T6"><text:span text:style-name="T6">---------------------------------------------</text:span><text:span text:style-name="T6"/></text:p>
                </text:list-item>
                <text:list-item>
                  <text:p text:style-name="P9" loext:marker-style-name="T6"><text:span text:style-name="T6">World-view-projection matrix</text:span><text:span text:style-name="T6"/></text:p>
                </text:list-item>
                <text:list-item>
                  <text:p text:style-name="P9" loext:marker-style-name="T6"><text:span text:style-name="T6">World matrix</text:span><text:span text:style-name="T6"/></text:p>
                </text:list-item>
                <text:list-item>
                  <text:p text:style-name="P9" loext:marker-style-name="T6"><text:span text:style-name="T6">Normal transform matrix</text:span><text:span text:style-name="T6"/></text:p>
                  <text:list>
                    <text:list-item>
                      <text:p text:style-name="P9" loext:marker-style-name="T6"><text:span text:style-name="T6">struct MeshUniformBlock</text:span><text:span text:style-name="T6"/></text:p>
                    </text:list-item>
                  </text:list>
                </text:list-item>
                <text:list-item>
                  <text:p text:style-name="P9" loext:marker-style-name="T6"><text:span text:style-name="T6">The last two point determines the DescriptorSetLayout for the shader couple</text:span><text:span text:style-name="T6"/></text:p>
                  <text:list>
                    <text:list-item>
                      <text:p text:style-name="P9" loext:marker-style-name="T6"><text:span text:style-name="T6">1 UNIFORM block including the data above</text:span><text:span text:style-name="T6"/></text:p>
                      <text:list>
                        <text:list-item>
                          <text:p text:style-name="P9" loext:marker-style-name="T6"><text:span text:style-name="T6">DSLVColor</text:span><text:span text:style-name="T6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 loext:marker-style-name="T4"/>
      <text:p text:style-name="P10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Standard" loext:marker-style-name="T1"><text:span text:style-name="T1">You then:</text:span><text:span text:style-name="T1"/></text:p>
      <text:p text:style-name="Standard" loext:marker-style-name="T1"><text:span text:style-name="T1">[] – Examine how many different formats have been used by the assets</text:span><text:span text:style-name="T1"/></text:p>
      <text:p text:style-name="Standard" loext:marker-style-name="T4"><text:span text:style-name="T4"><text:tab/></text:span><text:span text:style-name="T6">Three</text:span><text:span text:style-name="T4"> -&gt; see above</text:span></text:p>
      <text:list text:style-name="WWNum4">
        <text:list-item>
          <text:p text:style-name="P12" loext:marker-style-name="T4"><text:span text:style-name="T4">VMesh</text:span><text:span text:style-name="T4"/></text:p>
        </text:list-item>
        <text:list-item>
          <text:p text:style-name="P12" loext:marker-style-name="T4"><text:span text:style-name="T4">VOverlay</text:span><text:span text:style-name="T4"/></text:p>
        </text:list-item>
        <text:list-item>
          <text:p text:style-name="P12" loext:marker-style-name="T6"><text:span text:style-name="T6">VVColor</text:span><text:span text:style-name="T6"/></text:p>
        </text:list-item>
      </text:list>
      <text:p text:style-name="Standard" loext:marker-style-name="T1"><text:span text:style-name="T1">[] – How many different DescriptorSetLayout are needed</text:span><text:span text:style-name="T1"/></text:p>
      <text:p text:style-name="Standard" loext:marker-style-name="T4"><text:span text:style-name="T1"><text:tab/></text:span><text:span text:style-name="T6">Four</text:span><text:span text:style-name="T4"> -&gt; see above</text:span></text:p>
      <text:p text:style-name="Standard" loext:marker-style-name="T1"><text:span text:style-name="T1">[] – How many different vertex and fragment shaders are needed</text:span><text:span text:style-name="T1"/></text:p>
      <text:list text:continue-list="list231951902313803" text:style-name="WWNum1">
        <text:list-item>
          <text:p text:style-name="P9" loext:marker-style-name="T1"><text:span text:style-name="T1">This will also determine how many pipelines are needed</text:span><text:span text:style-name="T1"/></text:p>
          <text:list>
            <text:list-item>
              <text:p text:style-name="P9" loext:marker-style-name="T4"><text:soft-page-break/><text:span text:style-name="T4">PMesh</text:span><text:span text:style-name="T4"/></text:p>
              <text:list>
                <text:list-item>
                  <text:p text:style-name="P9" loext:marker-style-name="T4"><text:span text:style-name="T4">Vertex Shader: MeshVert.spv</text:span><text:span text:style-name="T4"/></text:p>
                </text:list-item>
                <text:list-item>
                  <text:p text:style-name="P9" loext:marker-style-name="T4"><text:span text:style-name="T4">Fragment Shader: MeshFrag.spv</text:span><text:span text:style-name="T4"/></text:p>
                </text:list-item>
                <text:list-item>
                  <text:p text:style-name="P9" loext:marker-style-name="T4"><text:span text:style-name="T4">Based on VMesh and {DSLGubo, DSLMesh}</text:span><text:span text:style-name="T4"/></text:p>
                </text:list-item>
              </text:list>
            </text:list-item>
            <text:list-item>
              <text:p text:style-name="P9" loext:marker-style-name="T4"><text:span text:style-name="T4">POverlay</text:span><text:span text:style-name="T4"/></text:p>
              <text:list>
                <text:list-item>
                  <text:p text:style-name="P9" loext:marker-style-name="T4"><text:span text:style-name="T4">Vertex Shader: OverlayVert.spv</text:span><text:span text:style-name="T4"/></text:p>
                </text:list-item>
                <text:list-item>
                  <text:p text:style-name="P9" loext:marker-style-name="T4"><text:span text:style-name="T4">Fragment Shader: OverlayFrag.spv</text:span><text:span text:style-name="T4"/></text:p>
                </text:list-item>
                <text:list-item>
                  <text:p text:style-name="P9" loext:marker-style-name="T4"><text:span text:style-name="T4">Based on VOverlay and {DSLGubo, DSLOverlay}</text:span><text:span text:style-name="T4"/></text:p>
                </text:list-item>
              </text:list>
            </text:list-item>
            <text:list-item>
              <text:p text:style-name="P9" loext:marker-style-name="T6"><text:span text:style-name="T6">PVColor</text:span><text:span text:style-name="T6"/></text:p>
              <text:list>
                <text:list-item>
                  <text:p text:style-name="P9" loext:marker-style-name="T6"><text:span text:style-name="T6">Vertex Shader: VColorVert.spv</text:span><text:span text:style-name="T6"/></text:p>
                </text:list-item>
                <text:list-item>
                  <text:p text:style-name="P9" loext:marker-style-name="T6"><text:span text:style-name="T6">Fragment Shader: VColorFrag.spv</text:span><text:span text:style-name="T6"/></text:p>
                </text:list-item>
                <text:list-item>
                  <text:p text:style-name="P9" loext:marker-style-name="T6"><text:span text:style-name="T6">Based on VVColor and {DSLGubo, DSLVColor}</text:span><text:span text:style-name="T6"/></text:p>
                </text:list-item>
              </text:list>
            </text:list-item>
          </text:list>
        </text:list-item>
      </text:list>
      <text:p text:style-name="P18" loext:marker-style-name="T2"/>
      <text:p text:style-name="Standard" loext:marker-style-name="T1"><text:span text:style-name="T1">You can then:</text:span><text:span text:style-name="T1"/></text:p>
      <text:p text:style-name="Standard" loext:marker-style-name="T1"><text:span text:style-name="T1">[] – Create the Vertex formats</text:span><text:span text:style-name="T1"/></text:p>
      <text:p text:style-name="Standard" loext:marker-style-name="T1"><text:span text:style-name="T1">[] – Define the models and load them</text:span><text:span text:style-name="T1"/></text:p>
      <text:p text:style-name="Standard" loext:marker-style-name="T1"><text:span text:style-name="T1">[] – Define the texture and load them</text:span><text:span text:style-name="T1"/></text:p>
      <text:p text:style-name="Standard" loext:marker-style-name="T1"><text:span text:style-name="T1">[] – Create a DescriptorSetLayout for the scene-wide and pipeline specific uniform</text:span><text:span text:style-name="T1"/></text:p>
      <text:p text:style-name="Standard" loext:marker-style-name="T1"><text:span text:style-name="T1">[] – Create the pipelines needed</text:span><text:span text:style-name="T1"/></text:p>
      <text:p text:style-name="Standard" loext:marker-style-name="T1"><text:span text:style-name="T1">[] – For each scene-wide DescriptorSetLayout, create the corresponding DescriptorSet instance</text:span><text:span text:style-name="T1"/></text:p>
      <text:list xml:id="list231950403177284" text:continue-numbering="true" text:style-name="WWNum1">
        <text:list-item>
          <text:p text:style-name="P9" loext:marker-style-name="T4"><text:span text:style-name="T4">DSGubo – instances DSLGubo</text:span><text:span text:style-name="T4"/></text:p>
          <text:list>
            <text:list-item>
              <text:p text:style-name="P9" loext:marker-style-name="T4"><text:span text:style-name="T4">struct GlobalUniformBlock</text:span><text:span text:style-name="T4"/></text:p>
            </text:list-item>
          </text:list>
        </text:list-item>
        <text:list-item>
          <text:p text:style-name="P9" loext:marker-style-name="T4"><text:span text:style-name="T4">DSBody, DSHandle, DSWheel1, DSWheel2, DSWheel3, </text:span><text:span text:style-name="T6">DSRoom </text:span><text:span text:style-name="T4">– </text:span><text:span text:style-name="T6">six</text:span><text:span text:style-name="T4"> instances of DSLMesh</text:span></text:p>
          <text:list>
            <text:list-item>
              <text:p text:style-name="P9" loext:marker-style-name="T4"><text:span text:style-name="T4">struct MeshUniformBlock</text:span><text:span text:style-name="T4"/></text:p>
            </text:list-item>
          </text:list>
        </text:list-item>
        <text:list-item>
          <text:p text:style-name="P9" loext:marker-style-name="T4"><text:span text:style-name="T4">DSSplash, DSKey – instance DSLOverlay</text:span><text:span text:style-name="T4"/></text:p>
          <text:list>
            <text:list-item>
              <text:p text:style-name="P9" loext:marker-style-name="T4"><text:span text:style-name="T4">struct OverlayUniformBlcok</text:span><text:span text:style-name="T4"/></text:p>
            </text:list-item>
          </text:list>
        </text:list-item>
      </text:list>
      <text:p text:style-name="Standard" loext:marker-style-name="T1"><text:bookmark-start text:name="_Hlk135799027"/><text:span text:style-name="T1">[] – Count the required number of:</text:span><text:span text:style-name="T1"/></text:p>
      <text:list text:style-name="WWNum6">
        <text:list-item>
          <text:p text:style-name="P13" loext:marker-style-name="T4"><text:span text:style-name="T1">DescriptorSets: </text:span><text:span text:style-name="T6">9</text:span></text:p>
          <text:list>
            <text:list-item>
              <text:p text:style-name="P13" loext:marker-style-name="T4"><text:span text:style-name="T4">DSGubo, DSBody, DSHandle, DSWheel1, DSWheel2, DSWheel3, DSSplash, DSKey, </text:span><text:span text:style-name="T6">DSRoom</text:span></text:p>
            </text:list-item>
          </text:list>
        </text:list-item>
        <text:list-item>
          <text:p text:style-name="P13" loext:marker-style-name="T4"><text:span text:style-name="T1">UniformBlocks elements of the DescriptorSets: </text:span><text:span text:style-name="T6">9</text:span></text:p>
          <text:list>
            <text:list-item>
              <text:p text:style-name="P13" loext:marker-style-name="T4"><text:span text:style-name="T4">All DS </text:span><text:span text:style-name="T4"/></text:p>
            </text:list-item>
          </text:list>
        </text:list-item>
        <text:list-item>
          <text:p text:style-name="P13" loext:marker-style-name="T4"><text:span text:style-name="T1">Texture elements of the DescriptorSets: </text:span><text:span text:style-name="T4">7</text:span></text:p>
          <text:list>
            <text:list-item>
              <text:p text:style-name="P13" loext:marker-style-name="T4"><text:span text:style-name="T4">All DS except DSGubo</text:span><text:bookmark-end text:name="_Hlk135799027"/><text:span text:style-name="T4"/></text:p>
            </text:list-item>
          </text:list>
        </text:list-item>
      </text:list>
      <text:p text:style-name="Standard" loext:marker-style-name="T1"><text:span text:style-name="T1"><text:s/>[] – For each 3D asset, create its specific DescriptorSet according to the corresponding DescriptorSetLayout. Here is where you will define the size of the corresponding uniform, and assign the textures.</text:span><text:span text:style-name="T1"/></text:p>
      <text:list text:continue-list="list231950403177284" text:style-name="WWNum1">
        <text:list-item>
          <text:p text:style-name="P9" loext:marker-style-name="T4"><text:span text:style-name="T4">Init the variables above</text:span><text:span text:style-name="T4"/></text:p>
        </text:list-item>
      </text:list>
      <text:p text:style-name="Standard" loext:marker-style-name="T1"><text:span text:style-name="T1">[] – In the procedure that populates the command buffer, enter the command to draw all the primitives:</text:span><text:span text:style-name="T1"/></text:p>
      <text:p text:style-name="Standard" loext:marker-style-name="T1"><text:span text:style-name="T1"><text:tab/>[] – first bind the scene-wide DescriptorSets</text:span><text:span text:style-name="T1"/></text:p>
      <text:p text:style-name="Standard" loext:marker-style-name="T1"><text:span text:style-name="T1"><text:tab/>[] – for each different pipeline:</text:span><text:span text:style-name="T1"/></text:p>
      <text:list text:continue-numbering="true" text:style-name="WWNum1">
        <text:list-item>
          <text:list>
            <text:list-item>
              <text:p text:style-name="P9" loext:marker-style-name="T1"><text:soft-page-break/><text:span text:style-name="T1">[] - Bind the pipeline</text:span><text:span text:style-name="T1"/></text:p>
            </text:list-item>
            <text:list-item>
              <text:p text:style-name="P9" loext:marker-style-name="T1"><text:span text:style-name="T1">[] - For each object belonging to that pipeline:</text:span><text:span text:style-name="T1"/></text:p>
              <text:list>
                <text:list-item>
                  <text:p text:style-name="P9" loext:marker-style-name="T1"><text:span text:style-name="T1">[] – Bind the corresponding DescriptorSet</text:span><text:span text:style-name="T1"/></text:p>
                </text:list-item>
                <text:list-item>
                  <text:p text:style-name="P9" loext:marker-style-name="T1"><text:span text:style-name="T1">[] – Bind the vertex and index buffers</text:span><text:span text:style-name="T1"/></text:p>
                </text:list-item>
                <text:list-item>
                  <text:p text:style-name="P9" loext:marker-style-name="T1"><text:span text:style-name="T1">[] – call the draw command for the corresponding mesh</text:span><text:span text:style-name="T1"/></text:p>
                </text:list-item>
              </text:list>
            </text:list-item>
          </text:list>
        </text:list-item>
        <text:list-item>
          <text:p text:style-name="P9" loext:marker-style-name="T1"><text:span text:style-name="T1">Remember: it is always easier to load all the 3D objects at the beginning, and then “hide” the ones you do not need by either giving them a zero scale, or by moving them far away from the far plane of the camera.</text:span><text:span text:style-name="T1"/></text:p>
        </text:list-item>
      </text:list>
      <text:p text:style-name="P17" loext:marker-style-name="T1"/>
      <text:p text:style-name="Standard" loext:marker-style-name="T1"><text:span text:style-name="T1">[] – initialize all the variables for the game logic</text:span><text:span text:style-name="T1"/></text:p>
      <text:list text:style-name="WWNum5">
        <text:list-item>
          <text:p text:style-name="P14" loext:marker-style-name="T1"><text:span text:style-name="T1">Here I initialize the DescriptorSets and map to set the initial state of the objects</text:span><text:span text:style-name="T1"/></text:p>
        </text:list-item>
      </text:list>
      <text:p text:style-name="Standard" loext:marker-style-name="T1"><text:span text:style-name="T1">[] – in the procedure that handles the user interaction:</text:span><text:span text:style-name="T1"/></text:p>
      <text:p text:style-name="Standard" loext:marker-style-name="T1"><text:span text:style-name="T1"><text:tab/>[] – Read the user input (from the keyboard, the mouse or the Joystick)</text:span><text:span text:style-name="T1"/></text:p>
      <text:list text:continue-numbering="true" text:style-name="WWNum5">
        <text:list-item>
          <text:list>
            <text:list-item>
              <text:p text:style-name="P14" loext:marker-style-name="T4"><text:span text:style-name="T4">Orbiting camera model – left stick moves camera forward or up / down, right thumb moves the camera around the slot machine. Implented by storing the target position and the camera position and using a LookAt matrix</text:span><text:span text:style-name="T4"/></text:p>
              <text:list>
                <text:list-item>
                  <text:p text:style-name="P14" loext:marker-style-name="T4"><text:span text:style-name="T4">Four float variables needed: CamH, CamRadius, CamPitch, CamYaw</text:span><text:span text:style-name="T4"/></text:p>
                </text:list-item>
              </text:list>
            </text:list-item>
            <text:list-item>
              <text:p text:style-name="P14" loext:marker-style-name="T4"><text:span text:style-name="T4">Implement the state machine of the game</text:span><text:span text:style-name="T4"/></text:p>
            </text:list-item>
          </text:list>
        </text:list-item>
      </text:list>
      <text:p text:style-name="Standard" loext:marker-style-name="T1"><text:span text:style-name="T1"><text:tab/>[] – update the camera position and direction (if needed), and the corresponding view / projection matrix</text:span><text:span text:style-name="T1"/></text:p>
      <text:list text:continue-numbering="true" text:style-name="WWNum5">
        <text:list-item>
          <text:list>
            <text:list-item>
              <text:p text:style-name="P14" loext:marker-style-name="T4"><text:span text:style-name="T4">Camera FoV = 90 deg, near plane = 0.1, far plane = 100</text:span><text:span text:style-name="T4"/></text:p>
            </text:list-item>
          </text:list>
        </text:list-item>
      </text:list>
      <text:p text:style-name="Standard" loext:marker-style-name="T1"><text:span text:style-name="T1"><text:tab/>[] – update the variable with the position of the objects</text:span><text:span text:style-name="T1"/></text:p>
      <text:list text:continue-numbering="true" text:style-name="WWNum5">
        <text:list-item>
          <text:list>
            <text:list-item>
              <text:p text:style-name="P14" loext:marker-style-name="T4"><text:span text:style-name="T4">Only rotations for the wheels and the handle are needed:</text:span><text:span text:style-name="T4"/></text:p>
              <text:list>
                <text:list-item>
                  <text:p text:style-name="P14" loext:marker-style-name="T4"><text:span text:style-name="T4">Four float variables: HandleRot, Wheel1Rot, Wheel2Rot, Wheel3Rot</text:span><text:span text:style-name="T4"/></text:p>
                </text:list-item>
              </text:list>
            </text:list-item>
          </text:list>
        </text:list-item>
      </text:list>
      <text:p text:style-name="Standard" loext:marker-style-name="T1"><text:span text:style-name="T1"><text:tab/>[] – determine the new values of the uniform variable and map them</text:span><text:span text:style-name="T1"/></text:p>
      <text:p text:style-name="P17" loext:marker-style-name="T1"/>
      <text:p text:style-name="P20" loext:marker-style-name="T10"><text:span text:style-name="T10">1 - Vertex formats (C++)</text:span><text:span text:style-name="T10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3"><text:span text:style-name="T3">Name</text:span><text:span text:style-name="T3"/></text:p>
          </table:table-cell>
          <table:table-cell table:style-name="Table1.A1" office:value-type="string">
            <text:p text:style-name="P1" loext:marker-style-name="T3"><text:span text:style-name="T3">Data structure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VertexMesh</text:span><text:span text:style-name="T1"/></text:p>
          </table:table-cell>
          <table:table-cell table:style-name="Table1.A1" office:value-type="string">
            <text:p text:style-name="P1" loext:marker-style-name="T1"><text:span text:style-name="T1">struct VertexMesh {</text:span><text:span text:style-name="T1"/></text:p>
            <text:p text:style-name="P1"><text:span text:style-name="T1"><text:tab/></text:span>glm::vec3 pos;</text:p>
            <text:p text:style-name="P1"><text:tab/>glm::vec3 norm;</text:p>
            <text:p text:style-name="P1"><text:tab/>glm::vec2 UV;</text:p>
            <text:p text:style-name="P1" loext:marker-style-name="T1"><text:span text:style-name="T1">};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VertexOverlay</text:span><text:span text:style-name="T1"/></text:p>
          </table:table-cell>
          <table:table-cell table:style-name="Table1.A1" office:value-type="string">
            <text:p text:style-name="P1" loext:marker-style-name="T1"><text:span text:style-name="T1">struct VertexOverlay {</text:span><text:span text:style-name="T1"/></text:p>
            <text:p text:style-name="P1"><text:span text:style-name="T1"><text:tab/></text:span>glm::vec2 pos;</text:p>
            <text:p text:style-name="P1"><text:tab/>glm::vec2 UV;</text:p>
            <text:p text:style-name="P1" loext:marker-style-name="T1"><text:span text:style-name="T1">};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6"><text:span text:style-name="T6">VertexVColor</text:span><text:span text:style-name="T6"/></text:p>
          </table:table-cell>
          <table:table-cell table:style-name="Table1.A1" office:value-type="string">
            <text:p text:style-name="P1" loext:marker-style-name="T6"><text:span text:style-name="T6">struct VertexVColor {</text:span><text:span text:style-name="T6"/></text:p>
            <text:p text:style-name="P1" loext:marker-style-name="T8"><text:span text:style-name="T6"><text:tab/></text:span><text:span text:style-name="T8">glm::vec3 pos;</text:span></text:p>
            <text:p text:style-name="P1" loext:marker-style-name="T8"><text:span text:style-name="T8"><text:tab/>glm::vec3 norm;</text:span><text:span text:style-name="T8"/></text:p>
            <text:p text:style-name="P1" loext:marker-style-name="T6"><text:span text:style-name="T8"><text:tab/></text:span><text:span text:style-name="T6">glm::vec3 color;</text:span></text:p>
            <text:p text:style-name="P1" loext:marker-style-name="T6"><text:span text:style-name="T6">};</text:span><text:span text:style-name="T6"/></text:p>
          </table:table-cell>
        </table:table-row>
      </table:table>
      <text:p text:style-name="P17" loext:marker-style-name="T1"/>
      <text:p text:style-name="P17" loext:marker-style-name="T1"/>
      <text:p text:style-name="P20" loext:marker-style-name="T10"><text:span text:style-name="T10">2 - Data structures for Uniform Block Objects (C++)</text:span><text:span text:style-name="T10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 loext:marker-style-name="T3"><text:span text:style-name="T3">Name</text:span><text:span text:style-name="T3"/></text:p>
          </table:table-cell>
          <table:table-cell table:style-name="Table2.A1" office:value-type="string">
            <text:p text:style-name="P1" loext:marker-style-name="T3"><text:span text:style-name="T3">Data structure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1" loext:marker-style-name="T1"><text:span text:style-name="T1">GlobalUniformBlock</text:span><text:span text:style-name="T1"/></text:p>
          </table:table-cell>
          <table:table-cell table:style-name="Table2.A1" office:value-type="string">
            <text:p text:style-name="P1" loext:marker-style-name="T1"><text:span text:style-name="T1">struct GlobalUniformBlock {</text:span><text:span text:style-name="T1"/></text:p>
            <text:p text:style-name="P1" loext:marker-style-name="T1"><text:span text:style-name="T1"><text:tab/>alignas(16) glm::vec3 DlightDir;</text:span><text:span text:style-name="T1"/></text:p>
            <text:p text:style-name="P1" loext:marker-style-name="T1"><text:span text:style-name="T1"><text:tab/>alignas(16) glm::vec3 DlightColor;</text:span><text:span text:style-name="T1"/></text:p>
            <text:p text:style-name="P1" loext:marker-style-name="T1"><text:span text:style-name="T1"><text:tab/>alignas(16) glm::vec3 AmbLightColor;</text:span><text:span text:style-name="T1"/></text:p>
            <text:p text:style-name="P1" loext:marker-style-name="T1"><text:span text:style-name="T1"><text:tab/>alignas(16) glm::vec3 eyePos;</text:span><text:span text:style-name="T1"/></text:p>
            <text:p text:style-name="P1" loext:marker-style-name="T1"><text:span text:style-name="T1">};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2.A1" office:value-type="string">
            <text:p text:style-name="P1" loext:marker-style-name="T1"><text:span text:style-name="T1">struct MeshUniformBlock {</text:span><text:span text:style-name="T1"/></text:p>
            <text:p text:style-name="P1" loext:marker-style-name="T1"><text:span text:style-name="T1"><text:tab/>alignas(4) float amb;</text:span><text:span text:style-name="T1"/></text:p>
            <text:p text:style-name="P1" loext:marker-style-name="T1"><text:span text:style-name="T1"><text:tab/>alignas(4) float gamma;</text:span><text:span text:style-name="T1"/></text:p>
            <text:p text:style-name="P1" loext:marker-style-name="T1"><text:span text:style-name="T1"><text:tab/>alignas(16) glm::vec3 sColor;</text:span><text:span text:style-name="T1"/></text:p>
            <text:p text:style-name="P1" loext:marker-style-name="T1"><text:span text:style-name="T1"><text:tab/>alignas(16) glm::mat4 mvpMat;</text:span><text:span text:style-name="T1"/></text:p>
            <text:p text:style-name="P1" loext:marker-style-name="T1"><text:span text:style-name="T1"><text:tab/>alignas(16) glm::mat4 mMat;</text:span><text:span text:style-name="T1"/></text:p>
            <text:p text:style-name="P1" loext:marker-style-name="T1"><text:span text:style-name="T1"><text:tab/>alignas(16) glm::mat4 nMat;</text:span><text:span text:style-name="T1"/></text:p>
            <text:p text:style-name="P1" loext:marker-style-name="T1"><text:span text:style-name="T1">};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" loext:marker-style-name="T1"><text:span text:style-name="T1">OverlayUniformBlock</text:span><text:span text:style-name="T1"/></text:p>
          </table:table-cell>
          <table:table-cell table:style-name="Table2.A1" office:value-type="string">
            <text:p text:style-name="P1" loext:marker-style-name="T1"><text:span text:style-name="T1">struct OverlayUniformBlock {</text:span><text:span text:style-name="T1"/></text:p>
            <text:p text:style-name="P1" loext:marker-style-name="T1"><text:span text:style-name="T1"><text:tab/>alignas(4) float visible;</text:span><text:span text:style-name="T1"/></text:p>
            <text:p text:style-name="P1" loext:marker-style-name="T1"><text:span text:style-name="T1">};</text:span><text:span text:style-name="T1"/></text:p>
          </table:table-cell>
        </table:table-row>
      </table:table>
      <text:p text:style-name="P17" loext:marker-style-name="T1"/>
      <text:p text:style-name="Standard" loext:marker-style-name="T6"><text:span text:style-name="T6">Note: the new type of object uses the same data as the one in the </text:span><text:span text:style-name="T7">MeshUniformBlock</text:span><text:span text:style-name="T6">. For this reason, it is not necessary to add a new data structure for the C++ side of the uniform, and the same defined for the other 3D objects can be reused.</text:span></text:p>
      <text:p text:style-name="P17" loext:marker-style-name="T1"/>
      <text:p text:style-name="P20" loext:marker-style-name="T10"><text:span text:style-name="T10">3 - Descriptor Set Layouts</text:span><text:span text:style-name="T10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 loext:marker-style-name="T3"><text:span text:style-name="T3">Variable</text:span><text:span text:style-name="T3"/></text:p>
          </table:table-cell>
          <table:table-cell table:style-name="Table3.A1" office:value-type="string">
            <text:p text:style-name="P1" loext:marker-style-name="T3"><text:span text:style-name="T3">Binding</text:span><text:span text:style-name="T3"/></text:p>
          </table:table-cell>
          <table:table-cell table:style-name="Table3.A1" office:value-type="string">
            <text:p text:style-name="P1" loext:marker-style-name="T3"><text:span text:style-name="T3">Type</text:span><text:span text:style-name="T3"/></text:p>
          </table:table-cell>
          <table:table-cell table:style-name="Table3.A1" office:value-type="string">
            <text:p text:style-name="P1" loext:marker-style-name="T3"><text:span text:style-name="T3">Which shader</text:span><text:span text:style-name="T3"/></text:p>
          </table:table-cell>
        </table:table-row>
        <table:table-row table:style-name="Table3.1">
          <table:table-cell table:style-name="Table3.A1" table:number-rows-spanned="3" office:value-type="string">
            <text:p text:style-name="P1" loext:marker-style-name="T1"><text:span text:style-name="T1">DSLMesh</text:span><text:span text:style-name="T1"/></text:p>
          </table:table-cell>
          <table:table-cell table:style-name="Table3.A1" office:value-type="string">
            <text:p text:style-name="P1" loext:marker-style-name="T1"><text:span text:style-name="T1">0</text:span><text:span text:style-name="T1"/></text:p>
          </table:table-cell>
          <table:table-cell table:style-name="Table3.A1" office:value-type="string">
            <text:p text:style-name="P1" loext:marker-style-name="T1"><text:span text:style-name="T1">UBO</text:span><text:span text:style-name="T1"/></text:p>
          </table:table-cell>
          <table:table-cell table:style-name="Table3.A1" office:value-type="string">
            <text:p text:style-name="P1" loext:marker-style-name="T1"><text:span text:style-name="T1">ALL</text:span><text:span text:style-name="T1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" loext:marker-style-name="T1"><text:span text:style-name="T1">1</text:span><text:span text:style-name="T1"/></text:p>
          </table:table-cell>
          <table:table-cell table:style-name="Table3.A1" office:value-type="string">
            <text:p text:style-name="P1" loext:marker-style-name="T1"><text:span text:style-name="T1">Texture</text:span><text:span text:style-name="T1"/></text:p>
          </table:table-cell>
          <table:table-cell table:style-name="Table3.A1" office:value-type="string">
            <text:p text:style-name="P1" loext:marker-style-name="T1"><text:span text:style-name="T1">Fragment</text:span><text:span text:style-name="T1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</table:table-row>
        <table:table-row table:style-name="Table3.1">
          <table:table-cell table:style-name="Table3.A1" table:number-rows-spanned="3" office:value-type="string">
            <text:p text:style-name="P1" loext:marker-style-name="T1"><text:bookmark-start text:name="_Hlk136334209"/><text:span text:style-name="T1">DSLOverlay</text:span><text:span text:style-name="T1"/></text:p>
          </table:table-cell>
          <table:table-cell table:style-name="Table3.A1" office:value-type="string">
            <text:p text:style-name="P1" loext:marker-style-name="T1"><text:span text:style-name="T1">0</text:span><text:span text:style-name="T1"/></text:p>
          </table:table-cell>
          <table:table-cell table:style-name="Table3.A1" office:value-type="string">
            <text:p text:style-name="P1" loext:marker-style-name="T1"><text:span text:style-name="T1">UBO</text:span><text:span text:style-name="T1"/></text:p>
          </table:table-cell>
          <table:table-cell table:style-name="Table3.A1" office:value-type="string">
            <text:p text:style-name="P1" loext:marker-style-name="T1"><text:span text:style-name="T1">ALL</text:span><text:span text:style-name="T1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" loext:marker-style-name="T1"><text:span text:style-name="T1">1</text:span><text:span text:style-name="T1"/></text:p>
          </table:table-cell>
          <table:table-cell table:style-name="Table3.A1" office:value-type="string">
            <text:p text:style-name="P1" loext:marker-style-name="T1"><text:span text:style-name="T1">Texture</text:span><text:span text:style-name="T1"/></text:p>
          </table:table-cell>
          <table:table-cell table:style-name="Table3.A1" office:value-type="string">
            <text:p text:style-name="P1" loext:marker-style-name="T1"><text:span text:style-name="T1">Fragment</text:span><text:span text:style-name="T1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</table:table-row>
        <table:table-row table:style-name="Table3.1">
          <table:table-cell table:style-name="Table3.A1" table:number-rows-spanned="3" office:value-type="string">
            <text:p text:style-name="P1" loext:marker-style-name="T6"><text:span text:style-name="T6">DSLVColor</text:span><text:span text:style-name="T6"/></text:p>
          </table:table-cell>
          <table:table-cell table:style-name="Table3.A1" office:value-type="string">
            <text:p text:style-name="P1" loext:marker-style-name="T6"><text:span text:style-name="T6">0</text:span><text:span text:style-name="T6"/></text:p>
          </table:table-cell>
          <table:table-cell table:style-name="Table3.A1" office:value-type="string">
            <text:p text:style-name="P1" loext:marker-style-name="T6"><text:span text:style-name="T6">UBO</text:span><text:span text:style-name="T6"/></text:p>
          </table:table-cell>
          <table:table-cell table:style-name="Table3.A1" office:value-type="string">
            <text:p text:style-name="P1" loext:marker-style-name="T6"><text:span text:style-name="T6">ALL</text:span><text:span text:style-name="T6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</table:table-row>
        <table:table-row table:style-name="Table3.1">
          <table:table-cell table:style-name="Table3.A1" table:number-rows-spanned="3" office:value-type="string">
            <text:p text:style-name="P1" loext:marker-style-name="T1"><text:bookmark-end text:name="_Hlk136334209"/><text:span text:style-name="T1">DSLGubo</text:span><text:span text:style-name="T1"/></text:p>
          </table:table-cell>
          <table:table-cell table:style-name="Table3.A1" office:value-type="string">
            <text:p text:style-name="P1" loext:marker-style-name="T1"><text:span text:style-name="T1">1</text:span><text:span text:style-name="T1"/></text:p>
          </table:table-cell>
          <table:table-cell table:style-name="Table3.A1" office:value-type="string">
            <text:p text:style-name="P1" loext:marker-style-name="T1"><text:span text:style-name="T1">UBO</text:span><text:span text:style-name="T1"/></text:p>
          </table:table-cell>
          <table:table-cell table:style-name="Table3.A1" office:value-type="string">
            <text:p text:style-name="P1" loext:marker-style-name="T1"><text:span text:style-name="T1">ALL</text:span><text:span text:style-name="T1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/>
          </table:table-cell>
          <table:table-cell table:style-name="Table3.A1" office:value-type="string">
            <text:p text:style-name="P2" loext:marker-style-name="T1"><text:bookmark text:name="_Hlk136251520"/></text:p>
          </table:table-cell>
        </table:table-row>
      </table:table>
      <text:p text:style-name="P17" loext:marker-style-name="T1"/>
      <text:p text:style-name="P20" loext:marker-style-name="T10"><text:span text:style-name="T10">4 - Vertex Descriptors</text:span><text:span text:style-name="T10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 table:style-name="Table4.1">
          <table:table-cell table:style-name="Table4.A1" office:value-type="string">
            <text:p text:style-name="P1" loext:marker-style-name="T3"><text:span text:style-name="T3">Variable</text:span><text:span text:style-name="T3"/></text:p>
          </table:table-cell>
          <table:table-cell table:style-name="Table4.A1" office:value-type="string">
            <text:p text:style-name="P1" loext:marker-style-name="T3"><text:span text:style-name="T3">Format (C++)</text:span><text:span text:style-name="T3"/></text:p>
          </table:table-cell>
          <table:table-cell table:style-name="Table4.A1" office:value-type="string">
            <text:p text:style-name="P1" loext:marker-style-name="T3"><text:span text:style-name="T3">Location</text:span><text:span text:style-name="T3"/></text:p>
          </table:table-cell>
          <table:table-cell table:style-name="Table4.A1" office:value-type="string">
            <text:p text:style-name="P1" loext:marker-style-name="T3"><text:span text:style-name="T3">Type</text:span><text:span text:style-name="T3"/></text:p>
          </table:table-cell>
          <table:table-cell table:style-name="Table4.A1" office:value-type="string">
            <text:p text:style-name="P1" loext:marker-style-name="T3"><text:span text:style-name="T3">Usage</text:span><text:span text:style-name="T3"/></text:p>
          </table:table-cell>
        </table:table-row>
        <table:table-row table:style-name="Table4.1">
          <table:table-cell table:style-name="Table4.A1" table:number-rows-spanned="3" office:value-type="string">
            <text:p text:style-name="P1" loext:marker-style-name="T1"><text:span text:style-name="T1">VMesh</text:span><text:span text:style-name="T1"/></text:p>
          </table:table-cell>
          <table:table-cell table:style-name="Table4.A1" table:number-rows-spanned="3" office:value-type="string">
            <text:p text:style-name="P1" loext:marker-style-name="T1"><text:span text:style-name="T1">VertexMesh</text:span><text:span text:style-name="T1"/></text:p>
          </table:table-cell>
          <table:table-cell table:style-name="Table4.A1" office:value-type="string">
            <text:p text:style-name="P1" loext:marker-style-name="T1"><text:span text:style-name="T1">0</text:span><text:span text:style-name="T1"/></text:p>
          </table:table-cell>
          <table:table-cell table:style-name="Table4.A1" office:value-type="string">
            <text:p text:style-name="P1" loext:marker-style-name="T1"><text:span text:style-name="T1">vec3</text:span><text:span text:style-name="T1"/></text:p>
          </table:table-cell>
          <table:table-cell table:style-name="Table4.A1" office:value-type="string">
            <text:p text:style-name="P1" loext:marker-style-name="T1"><text:span text:style-name="T1">POSITION</text:span><text:span text:style-name="T1"/></text:p>
          </table:table-cell>
        </table:table-row>
        <table:table-row table:style-name="Table4.1">
          <table:covered-table-cell table:style-name="Table4.A1"/>
          <table:covered-table-cell table:style-name="Table4.A1"/>
          <table:table-cell table:style-name="Table4.A1" office:value-type="string">
            <text:p text:style-name="P1" loext:marker-style-name="T1"><text:span text:style-name="T1">1</text:span><text:span text:style-name="T1"/></text:p>
          </table:table-cell>
          <table:table-cell table:style-name="Table4.A1" office:value-type="string">
            <text:p text:style-name="P1" loext:marker-style-name="T1"><text:span text:style-name="T1">vec3</text:span><text:span text:style-name="T1"/></text:p>
          </table:table-cell>
          <table:table-cell table:style-name="Table4.A1" office:value-type="string">
            <text:p text:style-name="P1" loext:marker-style-name="T1"><text:span text:style-name="T1">NORMAL</text:span><text:span text:style-name="T1"/></text:p>
          </table:table-cell>
        </table:table-row>
        <table:table-row table:style-name="Table4.1">
          <table:covered-table-cell table:style-name="Table4.A1"/>
          <table:covered-table-cell table:style-name="Table4.A1"/>
          <table:table-cell table:style-name="Table4.A1" office:value-type="string">
            <text:p text:style-name="P1" loext:marker-style-name="T1"><text:span text:style-name="T1">2</text:span><text:span text:style-name="T1"/></text:p>
          </table:table-cell>
          <table:table-cell table:style-name="Table4.A1" office:value-type="string">
            <text:p text:style-name="P1" loext:marker-style-name="T1"><text:span text:style-name="T1">vec2</text:span><text:span text:style-name="T1"/></text:p>
          </table:table-cell>
          <table:table-cell table:style-name="Table4.A1" office:value-type="string">
            <text:p text:style-name="P1" loext:marker-style-name="T1"><text:span text:style-name="T1">UV</text:span><text:span text:style-name="T1"/></text:p>
          </table:table-cell>
        </table:table-row>
        <table:table-row table:style-name="Table4.1">
          <table:table-cell table:style-name="Table4.A1" table:number-rows-spanned="3" office:value-type="string">
            <text:p text:style-name="P1" loext:marker-style-name="T6"><text:span text:style-name="T6">VVColor</text:span><text:span text:style-name="T6"/></text:p>
          </table:table-cell>
          <table:table-cell table:style-name="Table4.A1" table:number-rows-spanned="3" office:value-type="string">
            <text:p text:style-name="P1" loext:marker-style-name="T6"><text:span text:style-name="T6">VertexOverlay</text:span><text:span text:style-name="T6"/></text:p>
          </table:table-cell>
          <table:table-cell table:style-name="Table4.A1" office:value-type="string">
            <text:p text:style-name="P1" loext:marker-style-name="T6"><text:span text:style-name="T6">0</text:span><text:span text:style-name="T6"/></text:p>
          </table:table-cell>
          <table:table-cell table:style-name="Table4.A1" office:value-type="string">
            <text:p text:style-name="P1" loext:marker-style-name="T6"><text:span text:style-name="T6">vec2</text:span><text:span text:style-name="T6"/></text:p>
          </table:table-cell>
          <table:table-cell table:style-name="Table4.A1" office:value-type="string">
            <text:p text:style-name="P1" loext:marker-style-name="T6"><text:span text:style-name="T6">OTHER</text:span><text:span text:style-name="T6"/></text:p>
          </table:table-cell>
        </table:table-row>
        <table:table-row table:style-name="Table4.1">
          <table:covered-table-cell table:style-name="Table4.A1"/>
          <table:covered-table-cell table:style-name="Table4.A1"/>
          <table:table-cell table:style-name="Table4.A1" office:value-type="string">
            <text:p text:style-name="P1" loext:marker-style-name="T6"><text:span text:style-name="T6">1</text:span><text:span text:style-name="T6"/></text:p>
          </table:table-cell>
          <table:table-cell table:style-name="Table4.A1" office:value-type="string">
            <text:p text:style-name="P1" loext:marker-style-name="T6"><text:span text:style-name="T6">vec3</text:span><text:span text:style-name="T6"/></text:p>
          </table:table-cell>
          <table:table-cell table:style-name="Table4.A1" office:value-type="string">
            <text:p text:style-name="P1" loext:marker-style-name="T6"><text:span text:style-name="T6">NORMAL</text:span><text:span text:style-name="T6"/></text:p>
          </table:table-cell>
        </table:table-row>
        <table:table-row table:style-name="Table4.1">
          <table:covered-table-cell table:style-name="Table4.A1"/>
          <table:covered-table-cell table:style-name="Table4.A1"/>
          <table:table-cell table:style-name="Table4.A1" office:value-type="string">
            <text:p text:style-name="P1" loext:marker-style-name="T6"><text:span text:style-name="T6">2</text:span><text:span text:style-name="T6"/></text:p>
          </table:table-cell>
          <table:table-cell table:style-name="Table4.A1" office:value-type="string">
            <text:p text:style-name="P1" loext:marker-style-name="T6"><text:span text:style-name="T6">vec3</text:span><text:span text:style-name="T6"/></text:p>
          </table:table-cell>
          <table:table-cell table:style-name="Table4.A1" office:value-type="string">
            <text:p text:style-name="P1" loext:marker-style-name="T6"><text:span text:style-name="T6">COLOR</text:span><text:span text:style-name="T6"/></text:p>
          </table:table-cell>
        </table:table-row>
        <table:table-row table:style-name="Table4.1">
          <table:table-cell table:style-name="Table4.A1" table:number-rows-spanned="3" office:value-type="string">
            <text:p text:style-name="P1" loext:marker-style-name="T1"><text:span text:style-name="T1">VOverlay</text:span><text:span text:style-name="T1"/></text:p>
          </table:table-cell>
          <table:table-cell table:style-name="Table4.A1" table:number-rows-spanned="3" office:value-type="string">
            <text:p text:style-name="P1" loext:marker-style-name="T1"><text:span text:style-name="T1">VertexOverlay</text:span><text:span text:style-name="T1"/></text:p>
          </table:table-cell>
          <table:table-cell table:style-name="Table4.A1" office:value-type="string">
            <text:p text:style-name="P1" loext:marker-style-name="T1"><text:span text:style-name="T1">0</text:span><text:span text:style-name="T1"/></text:p>
          </table:table-cell>
          <table:table-cell table:style-name="Table4.A1" office:value-type="string">
            <text:p text:style-name="P1" loext:marker-style-name="T1"><text:span text:style-name="T1">vec2</text:span><text:span text:style-name="T1"/></text:p>
          </table:table-cell>
          <table:table-cell table:style-name="Table4.A1" office:value-type="string">
            <text:p text:style-name="P1" loext:marker-style-name="T1"><text:span text:style-name="T1">OTHER</text:span><text:span text:style-name="T1"/></text:p>
          </table:table-cell>
        </table:table-row>
        <table:table-row table:style-name="Table4.1">
          <table:covered-table-cell table:style-name="Table4.A1"/>
          <table:covered-table-cell table:style-name="Table4.A1"/>
          <table:table-cell table:style-name="Table4.A1" office:value-type="string">
            <text:p text:style-name="P1" loext:marker-style-name="T1"><text:span text:style-name="T1">1</text:span><text:span text:style-name="T1"/></text:p>
          </table:table-cell>
          <table:table-cell table:style-name="Table4.A1" office:value-type="string">
            <text:p text:style-name="P1" loext:marker-style-name="T1"><text:span text:style-name="T1">Vec2</text:span><text:span text:style-name="T1"/></text:p>
          </table:table-cell>
          <table:table-cell table:style-name="Table4.A1" office:value-type="string">
            <text:p text:style-name="P1" loext:marker-style-name="T1"><text:span text:style-name="T1">UV</text:span><text:span text:style-name="T1"/></text:p>
          </table:table-cell>
        </table:table-row>
        <table:table-row table:style-name="Table4.1">
          <table:covered-table-cell table:style-name="Table4.A1"/>
          <table:covered-table-cell table:style-name="Table4.A1"/>
          <table:table-cell table:style-name="Table4.A1" office:value-type="string">
            <text:p text:style-name="P2" loext:marker-style-name="T1"/>
          </table:table-cell>
          <table:table-cell table:style-name="Table4.A1" office:value-type="string">
            <text:p text:style-name="P2" loext:marker-style-name="T1"/>
          </table:table-cell>
          <table:table-cell table:style-name="Table4.A1" office:value-type="string">
            <text:p text:style-name="P2" loext:marker-style-name="T1"><text:bookmark text:name="_Hlk136334279"/></text:p>
          </table:table-cell>
        </table:table-row>
      </table:table>
      <text:p text:style-name="P17" loext:marker-style-name="T1"/>
      <text:p text:style-name="P17" loext:marker-style-name="T1"/>
      <text:p text:style-name="P20" loext:marker-style-name="T10"><text:span text:style-name="T10">5 - Pipelines</text:span><text:span text:style-name="T10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1" loext:marker-style-name="T3"><text:span text:style-name="T3">Variable</text:span><text:span text:style-name="T3"/></text:p>
          </table:table-cell>
          <table:table-cell table:style-name="Table5.A1" office:value-type="string">
            <text:p text:style-name="P1" loext:marker-style-name="T3"><text:span text:style-name="T3">Vertex Shader</text:span><text:span text:style-name="T3"/></text:p>
          </table:table-cell>
          <table:table-cell table:style-name="Table5.A1" office:value-type="string">
            <text:p text:style-name="P1" loext:marker-style-name="T3"><text:span text:style-name="T3">Fragment Shader</text:span><text:span text:style-name="T3"/></text:p>
          </table:table-cell>
          <table:table-cell table:style-name="Table5.A1" office:value-type="string">
            <text:p text:style-name="P1" loext:marker-style-name="T3"><text:span text:style-name="T3">Vertex format (C++)</text:span><text:span text:style-name="T3"/></text:p>
          </table:table-cell>
          <table:table-cell table:style-name="Table5.A1" office:value-type="string">
            <text:p text:style-name="P1" loext:marker-style-name="T3"><text:span text:style-name="T3">Vertex descriptor</text:span><text:span text:style-name="T3"/></text:p>
          </table:table-cell>
          <table:table-cell table:style-name="Table5.A1" office:value-type="string">
            <text:p text:style-name="P1" loext:marker-style-name="T3"><text:span text:style-name="T3">Set ID</text:span><text:span text:style-name="T3"/></text:p>
          </table:table-cell>
          <table:table-cell table:style-name="Table5.A1" office:value-type="string">
            <text:p text:style-name="P1" loext:marker-style-name="T3"><text:span text:style-name="T3">Descriptor set Layout</text:span><text:span text:style-name="T3"/></text:p>
          </table:table-cell>
        </table:table-row>
        <table:table-row table:style-name="Table5.1">
          <table:table-cell table:style-name="Table5.A1" table:number-rows-spanned="3" office:value-type="string">
            <text:p text:style-name="P1" loext:marker-style-name="T1"><text:span text:style-name="T1">PMesh</text:span><text:span text:style-name="T1"/></text:p>
          </table:table-cell>
          <table:table-cell table:style-name="Table5.A1" table:number-rows-spanned="3" office:value-type="string">
            <text:p text:style-name="P1" loext:marker-style-name="T1"><text:span text:style-name="T1">MeshVert.spv</text:span><text:span text:style-name="T1"/></text:p>
          </table:table-cell>
          <table:table-cell table:style-name="Table5.A1" table:number-rows-spanned="3" office:value-type="string">
            <text:p text:style-name="P1" loext:marker-style-name="T1"><text:span text:style-name="T1">MeshFrag.spv</text:span><text:span text:style-name="T1"/></text:p>
          </table:table-cell>
          <table:table-cell table:style-name="Table5.A1" table:number-rows-spanned="3" office:value-type="string">
            <text:p text:style-name="P1" loext:marker-style-name="T1"><text:span text:style-name="T1">VertexMesh</text:span><text:span text:style-name="T1"/></text:p>
          </table:table-cell>
          <table:table-cell table:style-name="Table5.A1" table:number-rows-spanned="3" office:value-type="string">
            <text:p text:style-name="P1" loext:marker-style-name="T1"><text:span text:style-name="T1">VMesh</text:span><text:span text:style-name="T1"/></text:p>
          </table:table-cell>
          <table:table-cell table:style-name="Table5.A1" office:value-type="string">
            <text:p text:style-name="P1" loext:marker-style-name="T1"><text:span text:style-name="T1">0</text:span><text:span text:style-name="T1"/></text:p>
          </table:table-cell>
          <table:table-cell table:style-name="Table5.A1" office:value-type="string">
            <text:p text:style-name="P1" loext:marker-style-name="T1"><text:span text:style-name="T1">DSLGubo</text:span><text:span text:style-name="T1"/></text:p>
          </table:table-cell>
        </table:table-row>
        <table:table-row table:style-name="Table5.1"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table-cell table:style-name="Table5.A1" office:value-type="string">
            <text:p text:style-name="P1" loext:marker-style-name="T1"><text:span text:style-name="T1">1</text:span><text:span text:style-name="T1"/></text:p>
          </table:table-cell>
          <table:table-cell table:style-name="Table5.A1" office:value-type="string">
            <text:p text:style-name="P1" loext:marker-style-name="T1"><text:span text:style-name="T1">DSLMesh</text:span><text:span text:style-name="T1"/></text:p>
          </table:table-cell>
        </table:table-row>
        <table:table-row table:style-name="Table5.1"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table-cell table:style-name="Table5.A1" office:value-type="string">
            <text:p text:style-name="P2" loext:marker-style-name="T1"/>
          </table:table-cell>
          <table:table-cell table:style-name="Table5.A1" office:value-type="string">
            <text:p text:style-name="P2" loext:marker-style-name="T1"/>
          </table:table-cell>
        </table:table-row>
        <table:table-row table:style-name="Table5.1">
          <table:table-cell table:style-name="Table5.A1" table:number-rows-spanned="3" office:value-type="string">
            <text:p text:style-name="P1" loext:marker-style-name="T6"><text:span text:style-name="T6">PVColor</text:span><text:span text:style-name="T6"/></text:p>
          </table:table-cell>
          <table:table-cell table:style-name="Table5.A1" table:number-rows-spanned="3" office:value-type="string">
            <text:p text:style-name="P1" loext:marker-style-name="T6"><text:span text:style-name="T6">VColorVert.spv</text:span><text:span text:style-name="T6"/></text:p>
          </table:table-cell>
          <table:table-cell table:style-name="Table5.A1" table:number-rows-spanned="3" office:value-type="string">
            <text:p text:style-name="P1" loext:marker-style-name="T6"><text:span text:style-name="T6">VColorFrag.spv</text:span><text:span text:style-name="T6"/></text:p>
          </table:table-cell>
          <table:table-cell table:style-name="Table5.A1" table:number-rows-spanned="3" office:value-type="string">
            <text:p text:style-name="P1" loext:marker-style-name="T6"><text:span text:style-name="T6">VertexVColor</text:span><text:span text:style-name="T6"/></text:p>
          </table:table-cell>
          <table:table-cell table:style-name="Table5.A1" table:number-rows-spanned="3" office:value-type="string">
            <text:p text:style-name="P1" loext:marker-style-name="T6"><text:span text:style-name="T6">VVColor</text:span><text:span text:style-name="T6"/></text:p>
          </table:table-cell>
          <table:table-cell table:style-name="Table5.A1" office:value-type="string">
            <text:p text:style-name="P1" loext:marker-style-name="T6"><text:span text:style-name="T6">0</text:span><text:span text:style-name="T6"/></text:p>
          </table:table-cell>
          <table:table-cell table:style-name="Table5.A1" office:value-type="string">
            <text:p text:style-name="P1" loext:marker-style-name="T6"><text:span text:style-name="T6">DSLGubo</text:span><text:span text:style-name="T6"/></text:p>
          </table:table-cell>
        </table:table-row>
        <table:table-row table:style-name="Table5.1"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table-cell table:style-name="Table5.A1" office:value-type="string">
            <text:p text:style-name="P1" loext:marker-style-name="T6"><text:span text:style-name="T6">1</text:span><text:span text:style-name="T6"/></text:p>
          </table:table-cell>
          <table:table-cell table:style-name="Table5.A1" office:value-type="string">
            <text:p text:style-name="P1" loext:marker-style-name="T6"><text:span text:style-name="T6">DSLVColor</text:span><text:span text:style-name="T6"/></text:p>
          </table:table-cell>
        </table:table-row>
        <table:table-row table:style-name="Table5.1"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table-cell table:style-name="Table5.A1" office:value-type="string">
            <text:p text:style-name="P2" loext:marker-style-name="T1"/>
          </table:table-cell>
          <table:table-cell table:style-name="Table5.A1" office:value-type="string">
            <text:p text:style-name="P2" loext:marker-style-name="T1"><text:bookmark text:name="_Hlk136334349"/></text:p>
          </table:table-cell>
        </table:table-row>
        <table:table-row table:style-name="Table5.1">
          <table:table-cell table:style-name="Table5.A1" table:number-rows-spanned="3" office:value-type="string">
            <text:p text:style-name="P1" loext:marker-style-name="T1"><text:span text:style-name="T1">POverlay</text:span><text:span text:style-name="T1"/></text:p>
          </table:table-cell>
          <table:table-cell table:style-name="Table5.A1" table:number-rows-spanned="3" office:value-type="string">
            <text:p text:style-name="P1" loext:marker-style-name="T1"><text:span text:style-name="T1">OverlayVert.spv</text:span><text:span text:style-name="T1"/></text:p>
          </table:table-cell>
          <table:table-cell table:style-name="Table5.A1" table:number-rows-spanned="3" office:value-type="string">
            <text:p text:style-name="P1" loext:marker-style-name="T1"><text:span text:style-name="T1">OverlayFrag.spv</text:span><text:span text:style-name="T1"/></text:p>
          </table:table-cell>
          <table:table-cell table:style-name="Table5.A1" table:number-rows-spanned="3" office:value-type="string">
            <text:p text:style-name="P1" loext:marker-style-name="T1"><text:span text:style-name="T1">VertexOverlay</text:span><text:span text:style-name="T1"/></text:p>
          </table:table-cell>
          <table:table-cell table:style-name="Table5.A1" table:number-rows-spanned="3" office:value-type="string">
            <text:p text:style-name="P1" loext:marker-style-name="T1"><text:span text:style-name="T1">VOverlay</text:span><text:span text:style-name="T1"/></text:p>
          </table:table-cell>
          <table:table-cell table:style-name="Table5.A1" office:value-type="string">
            <text:p text:style-name="P1" loext:marker-style-name="T1"><text:span text:style-name="T1">0</text:span><text:span text:style-name="T1"/></text:p>
          </table:table-cell>
          <table:table-cell table:style-name="Table5.A1" office:value-type="string">
            <text:p text:style-name="P1" loext:marker-style-name="T1"><text:span text:style-name="T1">DSLOverlay</text:span><text:span text:style-name="T1"/></text:p>
          </table:table-cell>
        </table:table-row>
        <table:table-row table:style-name="Table5.1"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table-cell table:style-name="Table5.A1" office:value-type="string">
            <text:p text:style-name="P2" loext:marker-style-name="T1"/>
          </table:table-cell>
          <table:table-cell table:style-name="Table5.A1" office:value-type="string">
            <text:p text:style-name="P2" loext:marker-style-name="T1"/>
          </table:table-cell>
        </table:table-row>
        <table:table-row table:style-name="Table5.1"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covered-table-cell table:style-name="Table5.A1"/>
          <table:table-cell table:style-name="Table5.A1" office:value-type="string">
            <text:p text:style-name="P2" loext:marker-style-name="T1"/>
          </table:table-cell>
          <table:table-cell table:style-name="Table5.A1" office:value-type="string">
            <text:p text:style-name="P2" loext:marker-style-name="T1"/>
          </table:table-cell>
        </table:table-row>
      </table:table>
      <text:p text:style-name="P17" loext:marker-style-name="T1"/>
      <text:p text:style-name="P20" loext:marker-style-name="T10"><text:span text:style-name="T10">6 - Mesh objects</text:span><text:span text:style-name="T10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" loext:marker-style-name="T3"><text:span text:style-name="T3">Variable</text:span><text:span text:style-name="T3"/></text:p>
          </table:table-cell>
          <table:table-cell table:style-name="Table6.A1" office:value-type="string">
            <text:p text:style-name="P1" loext:marker-style-name="T3"><text:span text:style-name="T3">Vertex Format (C++)</text:span><text:span text:style-name="T3"/></text:p>
          </table:table-cell>
          <table:table-cell table:style-name="Table6.A1" office:value-type="string">
            <text:p text:style-name="P1" loext:marker-style-name="T3"><text:span text:style-name="T3">Vertex descriptor</text:span><text:span text:style-name="T3"/></text:p>
          </table:table-cell>
          <table:table-cell table:style-name="Table6.A1" office:value-type="string">
            <text:p text:style-name="P1" loext:marker-style-name="T3"><text:span text:style-name="T3">Type</text:span><text:span text:style-name="T3"/></text:p>
          </table:table-cell>
          <table:table-cell table:style-name="Table6.A1" office:value-type="string">
            <text:p text:style-name="P1" loext:marker-style-name="T3"><text:span text:style-name="T3">Model File</text:span><text:span text:style-name="T3"/></text:p>
          </table:table-cell>
        </table:table-row>
        <table:table-row table:style-name="Table6.1">
          <table:table-cell table:style-name="Table6.A1" office:value-type="string">
            <text:p text:style-name="P1" loext:marker-style-name="T1"><text:span text:style-name="T1">MBody</text:span><text:span text:style-name="T1"/></text:p>
          </table:table-cell>
          <table:table-cell table:style-name="Table6.A1" office:value-type="string">
            <text:p text:style-name="P1" loext:marker-style-name="T1"><text:span text:style-name="T1">VertexMesh</text:span><text:span text:style-name="T1"/></text:p>
          </table:table-cell>
          <table:table-cell table:style-name="Table6.A1" office:value-type="string">
            <text:p text:style-name="P1" loext:marker-style-name="T1"><text:span text:style-name="T1">VMesh</text:span><text:span text:style-name="T1"/></text:p>
          </table:table-cell>
          <table:table-cell table:style-name="Table6.A1" office:value-type="string">
            <text:p text:style-name="P1" loext:marker-style-name="T1"><text:span text:style-name="T1">OBJ</text:span><text:span text:style-name="T1"/></text:p>
          </table:table-cell>
          <table:table-cell table:style-name="Table6.A1" office:value-type="string">
            <text:p text:style-name="P1" loext:marker-style-name="T1"><text:span text:style-name="T1">SlotBody.obj</text:span><text:span text:style-name="T1"/></text:p>
          </table:table-cell>
        </table:table-row>
        <table:table-row table:style-name="Table6.1">
          <table:table-cell table:style-name="Table6.A1" office:value-type="string">
            <text:p text:style-name="P1" loext:marker-style-name="T1"><text:span text:style-name="T1">MHandle</text:span><text:span text:style-name="T1"/></text:p>
          </table:table-cell>
          <table:table-cell table:style-name="Table6.A1" office:value-type="string">
            <text:p text:style-name="P1" loext:marker-style-name="T1"><text:span text:style-name="T1">VertexMesh</text:span><text:span text:style-name="T1"/></text:p>
          </table:table-cell>
          <table:table-cell table:style-name="Table6.A1" office:value-type="string">
            <text:p text:style-name="P1" loext:marker-style-name="T1"><text:span text:style-name="T1">VMesh</text:span><text:span text:style-name="T1"/></text:p>
          </table:table-cell>
          <table:table-cell table:style-name="Table6.A1" office:value-type="string">
            <text:p text:style-name="P1" loext:marker-style-name="T1"><text:span text:style-name="T1">OBJ</text:span><text:span text:style-name="T1"/></text:p>
          </table:table-cell>
          <table:table-cell table:style-name="Table6.A1" office:value-type="string">
            <text:p text:style-name="P1" loext:marker-style-name="T1"><text:span text:style-name="T1">SlotHandle.obj</text:span><text:span text:style-name="T1"/></text:p>
          </table:table-cell>
        </table:table-row>
        <table:table-row table:style-name="Table6.1">
          <table:table-cell table:style-name="Table6.A1" office:value-type="string">
            <text:p text:style-name="P1" loext:marker-style-name="T1"><text:span text:style-name="T1">MWheel</text:span><text:span text:style-name="T1"/></text:p>
          </table:table-cell>
          <table:table-cell table:style-name="Table6.A1" office:value-type="string">
            <text:p text:style-name="P1" loext:marker-style-name="T1"><text:span text:style-name="T1">VertexMesh</text:span><text:span text:style-name="T1"/></text:p>
          </table:table-cell>
          <table:table-cell table:style-name="Table6.A1" office:value-type="string">
            <text:p text:style-name="P1" loext:marker-style-name="T1"><text:span text:style-name="T1">VMesh</text:span><text:span text:style-name="T1"/></text:p>
          </table:table-cell>
          <table:table-cell table:style-name="Table6.A1" office:value-type="string">
            <text:p text:style-name="P1" loext:marker-style-name="T1"><text:span text:style-name="T1">OBJ</text:span><text:span text:style-name="T1"/></text:p>
          </table:table-cell>
          <table:table-cell table:style-name="Table6.A1" office:value-type="string">
            <text:p text:style-name="P1" loext:marker-style-name="T1"><text:span text:style-name="T1">SlotWheel.obj</text:span><text:span text:style-name="T1"/></text:p>
          </table:table-cell>
        </table:table-row>
        <table:table-row table:style-name="Table6.1">
          <table:table-cell table:style-name="Table6.A1" office:value-type="string">
            <text:p text:style-name="P1" loext:marker-style-name="T1"><text:span text:style-name="T1">MKey</text:span><text:span text:style-name="T1"/></text:p>
          </table:table-cell>
          <table:table-cell table:style-name="Table6.A1" office:value-type="string">
            <text:p text:style-name="P1" loext:marker-style-name="T1"><text:span text:style-name="T1">VertexOverlay</text:span><text:span text:style-name="T1"/></text:p>
          </table:table-cell>
          <table:table-cell table:style-name="Table6.A1" office:value-type="string">
            <text:p text:style-name="P1" loext:marker-style-name="T1"><text:span text:style-name="T1">VOverlay</text:span><text:span text:style-name="T1"/></text:p>
          </table:table-cell>
          <table:table-cell table:style-name="Table6.A1" office:value-type="string">
            <text:p text:style-name="P1" loext:marker-style-name="T1"><text:span text:style-name="T1">Manual</text:span><text:span text:style-name="T1"/></text:p>
          </table:table-cell>
          <table:table-cell table:style-name="Table6.A1" office:value-type="string">
            <text:p text:style-name="P1" loext:marker-style-name="T1"><text:span text:style-name="T1">-</text:span><text:span text:style-name="T1"/></text:p>
          </table:table-cell>
        </table:table-row>
        <table:table-row table:style-name="Table6.1">
          <table:table-cell table:style-name="Table6.A1" office:value-type="string">
            <text:p text:style-name="P1" loext:marker-style-name="T1"><text:span text:style-name="T1">MSpalsh</text:span><text:span text:style-name="T1"/></text:p>
          </table:table-cell>
          <table:table-cell table:style-name="Table6.A1" office:value-type="string">
            <text:p text:style-name="P1" loext:marker-style-name="T1"><text:span text:style-name="T1">VertexOverlay</text:span><text:span text:style-name="T1"/></text:p>
          </table:table-cell>
          <table:table-cell table:style-name="Table6.A1" office:value-type="string">
            <text:p text:style-name="P1" loext:marker-style-name="T1"><text:span text:style-name="T1">VOverlay</text:span><text:span text:style-name="T1"/></text:p>
          </table:table-cell>
          <table:table-cell table:style-name="Table6.A1" office:value-type="string">
            <text:p text:style-name="P1" loext:marker-style-name="T1"><text:span text:style-name="T1">Manual</text:span><text:span text:style-name="T1"/></text:p>
          </table:table-cell>
          <table:table-cell table:style-name="Table6.A1" office:value-type="string">
            <text:p text:style-name="P1" loext:marker-style-name="T1"><text:span text:style-name="T1">-</text:span><text:span text:style-name="T1"/></text:p>
          </table:table-cell>
        </table:table-row>
        <table:table-row table:style-name="Table6.1">
          <table:table-cell table:style-name="Table6.A1" office:value-type="string">
            <text:p text:style-name="P1" loext:marker-style-name="T6"><text:span text:style-name="T6">MRoom</text:span><text:span text:style-name="T6"/></text:p>
          </table:table-cell>
          <table:table-cell table:style-name="Table6.A1" office:value-type="string">
            <text:p text:style-name="P1" loext:marker-style-name="T6"><text:span text:style-name="T6">VertexVColor</text:span><text:span text:style-name="T6"/></text:p>
          </table:table-cell>
          <table:table-cell table:style-name="Table6.A1" office:value-type="string">
            <text:p text:style-name="P1" loext:marker-style-name="T6"><text:span text:style-name="T6">VVColor</text:span><text:span text:style-name="T6"/></text:p>
          </table:table-cell>
          <table:table-cell table:style-name="Table6.A1" office:value-type="string">
            <text:p text:style-name="P1" loext:marker-style-name="T6"><text:span text:style-name="T6">OBJ</text:span><text:span text:style-name="T6"/></text:p>
          </table:table-cell>
          <table:table-cell table:style-name="Table6.A1" office:value-type="string">
            <text:p text:style-name="P1" loext:marker-style-name="T6"><text:span text:style-name="T6">Room.obj</text:span><text:span text:style-name="T6"/></text:p>
          </table:table-cell>
        </table:table-row>
        <table:table-row table:style-name="Table6.1">
          <table:table-cell table:style-name="Table6.A1" office:value-type="string">
            <text:p text:style-name="P2" loext:marker-style-name="T1"/>
          </table:table-cell>
          <table:table-cell table:style-name="Table6.A1" office:value-type="string">
            <text:p text:style-name="P2" loext:marker-style-name="T1"/>
          </table:table-cell>
          <table:table-cell table:style-name="Table6.A1" office:value-type="string">
            <text:p text:style-name="P2" loext:marker-style-name="T1"/>
          </table:table-cell>
          <table:table-cell table:style-name="Table6.A1" office:value-type="string">
            <text:p text:style-name="P2" loext:marker-style-name="T1"/>
          </table:table-cell>
          <table:table-cell table:style-name="Table6.A1" office:value-type="string">
            <text:p text:style-name="P2" loext:marker-style-name="T1"/>
          </table:table-cell>
        </table:table-row>
      </table:table>
      <text:p text:style-name="P17" loext:marker-style-name="T1"/>
      <text:p text:style-name="P17" loext:marker-style-name="T1"/>
      <text:p text:style-name="P20" loext:marker-style-name="T10"><text:span text:style-name="T10">7 - Textures</text:span><text:span text:style-name="T10"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" loext:marker-style-name="T3"><text:span text:style-name="T3">Variable</text:span><text:span text:style-name="T3"/></text:p>
          </table:table-cell>
          <table:table-cell table:style-name="Table7.A1" office:value-type="string">
            <text:p text:style-name="P1" loext:marker-style-name="T3"><text:span text:style-name="T3">File</text:span><text:span text:style-name="T3"/></text:p>
          </table:table-cell>
          <table:table-cell table:style-name="Table7.A1" office:value-type="string">
            <text:p text:style-name="P1" loext:marker-style-name="T3"><text:span text:style-name="T3">Sampler</text:span><text:span text:style-name="T3"/></text:p>
          </table:table-cell>
        </table:table-row>
        <table:table-row table:style-name="Table7.1">
          <table:table-cell table:style-name="Table7.A1" office:value-type="string">
            <text:p text:style-name="P1" loext:marker-style-name="T1"><text:span text:style-name="T1">TBody</text:span><text:span text:style-name="T1"/></text:p>
          </table:table-cell>
          <table:table-cell table:style-name="Table7.A1" office:value-type="string">
            <text:p text:style-name="P1" loext:marker-style-name="T1"><text:span text:style-name="T1">SlotBody.png</text:span><text:span text:style-name="T1"/></text:p>
          </table:table-cell>
          <table:table-cell table:style-name="Table7.A1" office:value-type="string">
            <text:p text:style-name="P1" loext:marker-style-name="T1"><text:span text:style-name="T1">-</text:span><text:span text:style-name="T1"/></text:p>
          </table:table-cell>
        </table:table-row>
        <table:table-row table:style-name="Table7.1">
          <table:table-cell table:style-name="Table7.A1" office:value-type="string">
            <text:p text:style-name="P1" loext:marker-style-name="T1"><text:span text:style-name="T1">THandle</text:span><text:span text:style-name="T1"/></text:p>
          </table:table-cell>
          <table:table-cell table:style-name="Table7.A1" office:value-type="string">
            <text:p text:style-name="P1" loext:marker-style-name="T1"><text:span text:style-name="T1">SlotHandle.png</text:span><text:span text:style-name="T1"/></text:p>
          </table:table-cell>
          <table:table-cell table:style-name="Table7.A1" office:value-type="string">
            <text:p text:style-name="P1" loext:marker-style-name="T1"><text:span text:style-name="T1">-</text:span><text:span text:style-name="T1"/></text:p>
          </table:table-cell>
        </table:table-row>
        <table:table-row table:style-name="Table7.1">
          <table:table-cell table:style-name="Table7.A1" office:value-type="string">
            <text:p text:style-name="P1" loext:marker-style-name="T1"><text:span text:style-name="T1">TWhell</text:span><text:span text:style-name="T1"/></text:p>
          </table:table-cell>
          <table:table-cell table:style-name="Table7.A1" office:value-type="string">
            <text:p text:style-name="P1" loext:marker-style-name="T1"><text:span text:style-name="T1">SlotWheel.png</text:span><text:span text:style-name="T1"/></text:p>
          </table:table-cell>
          <table:table-cell table:style-name="Table7.A1" office:value-type="string">
            <text:p text:style-name="P1" loext:marker-style-name="T1"><text:span text:style-name="T1">-</text:span><text:span text:style-name="T1"/></text:p>
          </table:table-cell>
        </table:table-row>
        <table:table-row table:style-name="Table7.1">
          <table:table-cell table:style-name="Table7.A1" office:value-type="string">
            <text:p text:style-name="P1" loext:marker-style-name="T1"><text:span text:style-name="T1">TKey</text:span><text:span text:style-name="T1"/></text:p>
          </table:table-cell>
          <table:table-cell table:style-name="Table7.A1" office:value-type="string">
            <text:p text:style-name="P1" loext:marker-style-name="T1"><text:span text:style-name="T1">PressSpace.png</text:span><text:span text:style-name="T1"/></text:p>
          </table:table-cell>
          <table:table-cell table:style-name="Table7.A1" office:value-type="string">
            <text:p text:style-name="P1" loext:marker-style-name="T1"><text:span text:style-name="T1">-</text:span><text:span text:style-name="T1"/></text:p>
          </table:table-cell>
        </table:table-row>
        <table:table-row table:style-name="Table7.1">
          <table:table-cell table:style-name="Table7.A1" office:value-type="string">
            <text:p text:style-name="P1" loext:marker-style-name="T1"><text:span text:style-name="T1">TSplash</text:span><text:span text:style-name="T1"/></text:p>
          </table:table-cell>
          <table:table-cell table:style-name="Table7.A1" office:value-type="string">
            <text:p text:style-name="P1" loext:marker-style-name="T1"><text:span text:style-name="T1">SplashScreen.png</text:span><text:span text:style-name="T1"/></text:p>
          </table:table-cell>
          <table:table-cell table:style-name="Table7.A1" office:value-type="string">
            <text:p text:style-name="P1" loext:marker-style-name="T1"><text:span text:style-name="T1">-</text:span><text:span text:style-name="T1"/></text:p>
          </table:table-cell>
        </table:table-row>
      </table:table>
      <text:p text:style-name="P17" loext:marker-style-name="T1"/>
      <text:p text:style-name="Standard" loext:marker-style-name="T1"><text:span text:style-name="T6">Note: the new object stores the color in the vertices. For this reason, no new texture is required.</text:span><text:span text:style-name="T6"/></text:p>
      <text:p text:style-name="P20" loext:marker-style-name="T10"><text:span text:style-name="T10">8 - Uniform Blocks Objects, C++ sides</text:span><text:span text:style-name="T10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" loext:marker-style-name="T3"><text:span text:style-name="T3">Type</text:span><text:span text:style-name="T3"/></text:p>
          </table:table-cell>
          <table:table-cell table:style-name="Table8.A1" office:value-type="string">
            <text:p text:style-name="P1" loext:marker-style-name="T3"><text:span text:style-name="T3">Variable</text:span><text:span text:style-name="T3"/></text:p>
          </table:table-cell>
        </table:table-row>
        <table:table-row table:style-name="Table8.1">
          <table:table-cell table:style-name="Table8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8.A1" office:value-type="string">
            <text:p text:style-name="P1" loext:marker-style-name="T1"><text:span text:style-name="T1">uboBody</text:span><text:span text:style-name="T1"/></text:p>
          </table:table-cell>
        </table:table-row>
        <table:table-row table:style-name="Table8.1">
          <table:table-cell table:style-name="Table8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8.A1" office:value-type="string">
            <text:p text:style-name="P1" loext:marker-style-name="T1"><text:span text:style-name="T1">uboHandle</text:span><text:span text:style-name="T1"/></text:p>
          </table:table-cell>
        </table:table-row>
        <table:table-row table:style-name="Table8.1">
          <table:table-cell table:style-name="Table8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8.A1" office:value-type="string">
            <text:p text:style-name="P1" loext:marker-style-name="T1"><text:span text:style-name="T1">uboWheel1</text:span><text:span text:style-name="T1"/></text:p>
          </table:table-cell>
        </table:table-row>
        <table:table-row table:style-name="Table8.1">
          <table:table-cell table:style-name="Table8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8.A1" office:value-type="string">
            <text:p text:style-name="P1" loext:marker-style-name="T1"><text:span text:style-name="T1">uboWheel2</text:span><text:span text:style-name="T1"/></text:p>
          </table:table-cell>
        </table:table-row>
        <table:table-row table:style-name="Table8.1">
          <table:table-cell table:style-name="Table8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8.A1" office:value-type="string">
            <text:p text:style-name="P1" loext:marker-style-name="T1"><text:span text:style-name="T1">uboWheel3</text:span><text:span text:style-name="T1"/></text:p>
          </table:table-cell>
        </table:table-row>
        <table:table-row table:style-name="Table8.1">
          <table:table-cell table:style-name="Table8.A1" office:value-type="string">
            <text:p text:style-name="P1" loext:marker-style-name="T1"><text:span text:style-name="T1">GlobalUniformBlock</text:span><text:span text:style-name="T1"/></text:p>
          </table:table-cell>
          <table:table-cell table:style-name="Table8.A1" office:value-type="string">
            <text:p text:style-name="P1" loext:marker-style-name="T1"><text:span text:style-name="T1">gubo</text:span><text:span text:style-name="T1"/></text:p>
          </table:table-cell>
        </table:table-row>
        <table:table-row table:style-name="Table8.1">
          <table:table-cell table:style-name="Table8.A1" office:value-type="string">
            <text:p text:style-name="P1" loext:marker-style-name="T1"><text:span text:style-name="T1">OverlayUniformBlock</text:span><text:span text:style-name="T1"/></text:p>
          </table:table-cell>
          <table:table-cell table:style-name="Table8.A1" office:value-type="string">
            <text:p text:style-name="P1" loext:marker-style-name="T1"><text:span text:style-name="T1">uboKey</text:span><text:span text:style-name="T1"/></text:p>
          </table:table-cell>
        </table:table-row>
        <table:table-row table:style-name="Table8.1">
          <table:table-cell table:style-name="Table8.A1" office:value-type="string">
            <text:p text:style-name="P1" loext:marker-style-name="T1"><text:span text:style-name="T1">OverlayUniformBlock</text:span><text:span text:style-name="T1"/></text:p>
          </table:table-cell>
          <table:table-cell table:style-name="Table8.A1" office:value-type="string">
            <text:p text:style-name="P1" loext:marker-style-name="T1"><text:span text:style-name="T1">uboSplash</text:span><text:span text:style-name="T1"/></text:p>
          </table:table-cell>
        </table:table-row>
        <table:table-row table:style-name="Table8.1">
          <table:table-cell table:style-name="Table8.A1" office:value-type="string">
            <text:p text:style-name="P1" loext:marker-style-name="T8"><text:span text:style-name="T8">MeshUniformBlock</text:span><text:span text:style-name="T8"/></text:p>
          </table:table-cell>
          <table:table-cell table:style-name="Table8.A1" office:value-type="string">
            <text:p text:style-name="P1" loext:marker-style-name="T8"><text:span text:style-name="T8">uboRoom</text:span><text:span text:style-name="T8"/></text:p>
          </table:table-cell>
        </table:table-row>
      </table:table>
      <text:p text:style-name="P17" loext:marker-style-name="T1"/>
      <text:p text:style-name="P20" loext:marker-style-name="T10"><text:span text:style-name="T10">9 - Descriptor Sets</text:span><text:span text:style-name="T10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1" loext:marker-style-name="T3"><text:span text:style-name="T3">Variable</text:span><text:span text:style-name="T3"/></text:p>
          </table:table-cell>
          <table:table-cell table:style-name="Table9.A1" office:value-type="string">
            <text:p text:style-name="P1" loext:marker-style-name="T3"><text:span text:style-name="T3">Descriptor Set Layout</text:span><text:span text:style-name="T3"/></text:p>
          </table:table-cell>
          <table:table-cell table:style-name="Table9.A1" office:value-type="string">
            <text:p text:style-name="P1" loext:marker-style-name="T3"><text:span text:style-name="T3">Binding</text:span><text:span text:style-name="T3"/></text:p>
          </table:table-cell>
          <table:table-cell table:style-name="Table9.A1" office:value-type="string">
            <text:p text:style-name="P1" loext:marker-style-name="T3"><text:span text:style-name="T3">Type</text:span><text:span text:style-name="T3"/></text:p>
          </table:table-cell>
          <table:table-cell table:style-name="Table9.A1" office:value-type="string">
            <text:p text:style-name="P1" loext:marker-style-name="T3"><text:span text:style-name="T3">C++ data structure</text:span><text:span text:style-name="T3"/></text:p>
          </table:table-cell>
          <table:table-cell table:style-name="Table9.A1" office:value-type="string">
            <text:p text:style-name="P1" loext:marker-style-name="T3"><text:span text:style-name="T3">Variable with values</text:span><text:span text:style-name="T3"/></text:p>
          </table:table-cell>
          <table:table-cell table:style-name="Table9.A1" office:value-type="string">
            <text:p text:style-name="P1" loext:marker-style-name="T3"><text:span text:style-name="T3">Texture</text:span><text:span text:style-name="T3"/></text:p>
          </table:table-cell>
        </table:table-row>
        <table:table-row table:style-name="Table9.1">
          <table:table-cell table:style-name="Table9.A1" table:number-rows-spanned="3" office:value-type="string">
            <text:p text:style-name="P1" loext:marker-style-name="T1"><text:span text:style-name="T1">DSBody</text:span><text:span text:style-name="T1"/></text:p>
          </table:table-cell>
          <table:table-cell table:style-name="Table9.A1" table:number-rows-spanned="3" office:value-type="string">
            <text:p text:style-name="P1" loext:marker-style-name="T1"><text:span text:style-name="T1">DSLMesh</text:span><text:span text:style-name="T1"/></text:p>
          </table:table-cell>
          <table:table-cell table:style-name="Table9.A1" office:value-type="string">
            <text:p text:style-name="P1" loext:marker-style-name="T1"><text:span text:style-name="T1">0</text:span><text:span text:style-name="T1"/></text:p>
          </table:table-cell>
          <table:table-cell table:style-name="Table9.A1" office:value-type="string">
            <text:p text:style-name="P1" loext:marker-style-name="T1"><text:span text:style-name="T1">UBO</text:span><text:span text:style-name="T1"/></text:p>
          </table:table-cell>
          <table:table-cell table:style-name="Table9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9.A1" office:value-type="string">
            <text:p text:style-name="P1" loext:marker-style-name="T1"><text:span text:style-name="T1">uboBody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1" loext:marker-style-name="T1"><text:span text:style-name="T1">1</text:span><text:span text:style-name="T1"/></text:p>
          </table:table-cell>
          <table:table-cell table:style-name="Table9.A1" office:value-type="string">
            <text:p text:style-name="P1" loext:marker-style-name="T1"><text:span text:style-name="T1">Texture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1" loext:marker-style-name="T1"><text:span text:style-name="T1">TBody</text:span><text:span text:style-name="T1"/></text:p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table-cell table:style-name="Table9.A1" table:number-rows-spanned="3" office:value-type="string">
            <text:p text:style-name="P1" loext:marker-style-name="T1"><text:span text:style-name="T1">DSHandle</text:span><text:span text:style-name="T1"/></text:p>
          </table:table-cell>
          <table:table-cell table:style-name="Table9.A1" table:number-rows-spanned="3" office:value-type="string">
            <text:p text:style-name="P1" loext:marker-style-name="T1"><text:span text:style-name="T1">DSLMesh</text:span><text:span text:style-name="T1"/></text:p>
          </table:table-cell>
          <table:table-cell table:style-name="Table9.A1" office:value-type="string">
            <text:p text:style-name="P1" loext:marker-style-name="T1"><text:span text:style-name="T1">0</text:span><text:span text:style-name="T1"/></text:p>
          </table:table-cell>
          <table:table-cell table:style-name="Table9.A1" office:value-type="string">
            <text:p text:style-name="P1" loext:marker-style-name="T1"><text:span text:style-name="T1">UBO</text:span><text:span text:style-name="T1"/></text:p>
          </table:table-cell>
          <table:table-cell table:style-name="Table9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9.A1" office:value-type="string">
            <text:p text:style-name="P1" loext:marker-style-name="T1"><text:span text:style-name="T1">uboHandle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1" loext:marker-style-name="T1"><text:span text:style-name="T1">1</text:span><text:span text:style-name="T1"/></text:p>
          </table:table-cell>
          <table:table-cell table:style-name="Table9.A1" office:value-type="string">
            <text:p text:style-name="P1" loext:marker-style-name="T1"><text:span text:style-name="T1">Texture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1" loext:marker-style-name="T1"><text:span text:style-name="T1">THandle</text:span><text:span text:style-name="T1"/></text:p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table-cell table:style-name="Table9.A1" table:number-rows-spanned="3" office:value-type="string">
            <text:p text:style-name="P1" loext:marker-style-name="T1"><text:span text:style-name="T1">DSWheel1</text:span><text:span text:style-name="T1"/></text:p>
          </table:table-cell>
          <table:table-cell table:style-name="Table9.A1" table:number-rows-spanned="3" office:value-type="string">
            <text:p text:style-name="P1" loext:marker-style-name="T1"><text:span text:style-name="T1">DSLMesh</text:span><text:span text:style-name="T1"/></text:p>
          </table:table-cell>
          <table:table-cell table:style-name="Table9.A1" office:value-type="string">
            <text:p text:style-name="P1" loext:marker-style-name="T1"><text:span text:style-name="T1">0</text:span><text:span text:style-name="T1"/></text:p>
          </table:table-cell>
          <table:table-cell table:style-name="Table9.A1" office:value-type="string">
            <text:p text:style-name="P1" loext:marker-style-name="T1"><text:span text:style-name="T1">UBO</text:span><text:span text:style-name="T1"/></text:p>
          </table:table-cell>
          <table:table-cell table:style-name="Table9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9.A1" office:value-type="string">
            <text:p text:style-name="P1" loext:marker-style-name="T1"><text:span text:style-name="T1">uboWheel1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1" loext:marker-style-name="T1"><text:span text:style-name="T1">1</text:span><text:span text:style-name="T1"/></text:p>
          </table:table-cell>
          <table:table-cell table:style-name="Table9.A1" office:value-type="string">
            <text:p text:style-name="P1" loext:marker-style-name="T1"><text:span text:style-name="T1">Texture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1" loext:marker-style-name="T1"><text:span text:style-name="T1">TWheel</text:span><text:span text:style-name="T1"/></text:p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table-cell table:style-name="Table9.A1" table:number-rows-spanned="3" office:value-type="string">
            <text:p text:style-name="P1" loext:marker-style-name="T1"><text:span text:style-name="T1">DSWheel2</text:span><text:span text:style-name="T1"/></text:p>
          </table:table-cell>
          <table:table-cell table:style-name="Table9.A1" table:number-rows-spanned="3" office:value-type="string">
            <text:p text:style-name="P1" loext:marker-style-name="T1"><text:span text:style-name="T1">DSLMesh</text:span><text:span text:style-name="T1"/></text:p>
          </table:table-cell>
          <table:table-cell table:style-name="Table9.A1" office:value-type="string">
            <text:p text:style-name="P1" loext:marker-style-name="T1"><text:span text:style-name="T1">0</text:span><text:span text:style-name="T1"/></text:p>
          </table:table-cell>
          <table:table-cell table:style-name="Table9.A1" office:value-type="string">
            <text:p text:style-name="P1" loext:marker-style-name="T1"><text:span text:style-name="T1">UBO</text:span><text:span text:style-name="T1"/></text:p>
          </table:table-cell>
          <table:table-cell table:style-name="Table9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9.A1" office:value-type="string">
            <text:p text:style-name="P1" loext:marker-style-name="T1"><text:span text:style-name="T1">uboWheel2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1" loext:marker-style-name="T1"><text:span text:style-name="T1">1</text:span><text:span text:style-name="T1"/></text:p>
          </table:table-cell>
          <table:table-cell table:style-name="Table9.A1" office:value-type="string">
            <text:p text:style-name="P1" loext:marker-style-name="T1"><text:span text:style-name="T1">Texture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1" loext:marker-style-name="T1"><text:span text:style-name="T1">TWheel</text:span><text:span text:style-name="T1"/></text:p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table-cell table:style-name="Table9.A1" table:number-rows-spanned="3" office:value-type="string">
            <text:p text:style-name="P1" loext:marker-style-name="T1"><text:span text:style-name="T1">DSWheel3</text:span><text:span text:style-name="T1"/></text:p>
          </table:table-cell>
          <table:table-cell table:style-name="Table9.A1" table:number-rows-spanned="3" office:value-type="string">
            <text:p text:style-name="P1" loext:marker-style-name="T1"><text:span text:style-name="T1">DSLMesh</text:span><text:span text:style-name="T1"/></text:p>
          </table:table-cell>
          <table:table-cell table:style-name="Table9.A1" office:value-type="string">
            <text:p text:style-name="P1" loext:marker-style-name="T1"><text:span text:style-name="T1">0</text:span><text:span text:style-name="T1"/></text:p>
          </table:table-cell>
          <table:table-cell table:style-name="Table9.A1" office:value-type="string">
            <text:p text:style-name="P1" loext:marker-style-name="T1"><text:span text:style-name="T1">UBO</text:span><text:span text:style-name="T1"/></text:p>
          </table:table-cell>
          <table:table-cell table:style-name="Table9.A1" office:value-type="string">
            <text:p text:style-name="P1" loext:marker-style-name="T1"><text:span text:style-name="T1">MeshUniformBlock</text:span><text:span text:style-name="T1"/></text:p>
          </table:table-cell>
          <table:table-cell table:style-name="Table9.A1" office:value-type="string">
            <text:p text:style-name="P1" loext:marker-style-name="T1"><text:span text:style-name="T1">uboWheel3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1" loext:marker-style-name="T1"><text:span text:style-name="T1">1</text:span><text:span text:style-name="T1"/></text:p>
          </table:table-cell>
          <table:table-cell table:style-name="Table9.A1" office:value-type="string">
            <text:p text:style-name="P1" loext:marker-style-name="T1"><text:span text:style-name="T1">Texture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1" loext:marker-style-name="T1"><text:span text:style-name="T1">TWheel</text:span><text:span text:style-name="T1"/></text:p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table-cell table:style-name="Table9.A1" table:number-rows-spanned="3" office:value-type="string">
            <text:p text:style-name="P1" loext:marker-style-name="T6"><text:span text:style-name="T6">DSRoom</text:span><text:span text:style-name="T6"/></text:p>
          </table:table-cell>
          <table:table-cell table:style-name="Table9.A1" table:number-rows-spanned="3" office:value-type="string">
            <text:p text:style-name="P1" loext:marker-style-name="T6"><text:span text:style-name="T6">DSLVColor</text:span><text:span text:style-name="T6"/></text:p>
          </table:table-cell>
          <table:table-cell table:style-name="Table9.A1" office:value-type="string">
            <text:p text:style-name="P1" loext:marker-style-name="T6"><text:span text:style-name="T6">0</text:span><text:span text:style-name="T6"/></text:p>
          </table:table-cell>
          <table:table-cell table:style-name="Table9.A1" office:value-type="string">
            <text:p text:style-name="P1" loext:marker-style-name="T6"><text:span text:style-name="T6">UBO</text:span><text:span text:style-name="T6"/></text:p>
          </table:table-cell>
          <table:table-cell table:style-name="Table9.A1" office:value-type="string">
            <text:p text:style-name="P1" loext:marker-style-name="T6"><text:span text:style-name="T6">MeshUniformBlock</text:span><text:span text:style-name="T6"/></text:p>
          </table:table-cell>
          <table:table-cell table:style-name="Table9.A1" office:value-type="string">
            <text:p text:style-name="P1" loext:marker-style-name="T6"><text:span text:style-name="T6">uboRoom</text:span><text:span text:style-name="T6"/></text:p>
          </table:table-cell>
          <table:table-cell table:style-name="Table9.A1" office:value-type="string">
            <text:p text:style-name="P3" loext:marker-style-name="T6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3" loext:marker-style-name="T6"/>
          </table:table-cell>
          <table:table-cell table:style-name="Table9.A1" office:value-type="string">
            <text:p text:style-name="P3" loext:marker-style-name="T6"/>
          </table:table-cell>
          <table:table-cell table:style-name="Table9.A1" office:value-type="string">
            <text:p text:style-name="P3" loext:marker-style-name="T6"/>
          </table:table-cell>
          <table:table-cell table:style-name="Table9.A1" office:value-type="string">
            <text:p text:style-name="P3" loext:marker-style-name="T6"/>
          </table:table-cell>
          <table:table-cell table:style-name="Table9.A1" office:value-type="string">
            <text:p text:style-name="P3" loext:marker-style-name="T6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><text:bookmark text:name="_Hlk136334826"/></text:p>
          </table:table-cell>
        </table:table-row>
        <table:table-row table:style-name="Table9.1">
          <table:table-cell table:style-name="Table9.A1" table:number-rows-spanned="3" office:value-type="string">
            <text:p text:style-name="P1" loext:marker-style-name="T1"><text:span text:style-name="T1">DSKey</text:span><text:span text:style-name="T1"/></text:p>
          </table:table-cell>
          <table:table-cell table:style-name="Table9.A1" table:number-rows-spanned="3" office:value-type="string">
            <text:p text:style-name="P1" loext:marker-style-name="T1"><text:span text:style-name="T1">DSLOverlay</text:span><text:span text:style-name="T1"/></text:p>
          </table:table-cell>
          <table:table-cell table:style-name="Table9.A1" office:value-type="string">
            <text:p text:style-name="P1" loext:marker-style-name="T1"><text:span text:style-name="T1">0</text:span><text:span text:style-name="T1"/></text:p>
          </table:table-cell>
          <table:table-cell table:style-name="Table9.A1" office:value-type="string">
            <text:p text:style-name="P1" loext:marker-style-name="T1"><text:span text:style-name="T1">UBO</text:span><text:span text:style-name="T1"/></text:p>
          </table:table-cell>
          <table:table-cell table:style-name="Table9.A1" office:value-type="string">
            <text:p text:style-name="P1" loext:marker-style-name="T1"><text:span text:style-name="T1">OverlayUniformBlock</text:span><text:span text:style-name="T1"/></text:p>
          </table:table-cell>
          <table:table-cell table:style-name="Table9.A1" office:value-type="string">
            <text:p text:style-name="P1" loext:marker-style-name="T1"><text:span text:style-name="T1">uboKey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1" loext:marker-style-name="T1"><text:span text:style-name="T1">1</text:span><text:span text:style-name="T1"/></text:p>
          </table:table-cell>
          <table:table-cell table:style-name="Table9.A1" office:value-type="string">
            <text:p text:style-name="P1" loext:marker-style-name="T1"><text:span text:style-name="T1">Texture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1" loext:marker-style-name="T1"><text:span text:style-name="T1">TKey</text:span><text:span text:style-name="T1"/></text:p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table-cell table:style-name="Table9.A1" table:number-rows-spanned="3" office:value-type="string">
            <text:p text:style-name="P1" loext:marker-style-name="T1"><text:span text:style-name="T1">DSSplash</text:span><text:span text:style-name="T1"/></text:p>
          </table:table-cell>
          <table:table-cell table:style-name="Table9.A1" table:number-rows-spanned="3" office:value-type="string">
            <text:p text:style-name="P1" loext:marker-style-name="T1"><text:span text:style-name="T1">DSLOverlay</text:span><text:span text:style-name="T1"/></text:p>
          </table:table-cell>
          <table:table-cell table:style-name="Table9.A1" office:value-type="string">
            <text:p text:style-name="P1" loext:marker-style-name="T1"><text:span text:style-name="T1">0</text:span><text:span text:style-name="T1"/></text:p>
          </table:table-cell>
          <table:table-cell table:style-name="Table9.A1" office:value-type="string">
            <text:p text:style-name="P1" loext:marker-style-name="T1"><text:span text:style-name="T1">UBO</text:span><text:span text:style-name="T1"/></text:p>
          </table:table-cell>
          <table:table-cell table:style-name="Table9.A1" office:value-type="string">
            <text:p text:style-name="P1" loext:marker-style-name="T1"><text:span text:style-name="T1">OverlayUniformBlock</text:span><text:span text:style-name="T1"/></text:p>
          </table:table-cell>
          <table:table-cell table:style-name="Table9.A1" office:value-type="string">
            <text:p text:style-name="P1" loext:marker-style-name="T1"><text:span text:style-name="T1">uboSplash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1" loext:marker-style-name="T1"><text:span text:style-name="T1">1</text:span><text:span text:style-name="T1"/></text:p>
          </table:table-cell>
          <table:table-cell table:style-name="Table9.A1" office:value-type="string">
            <text:p text:style-name="P1" loext:marker-style-name="T1"><text:span text:style-name="T1">Texture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1" loext:marker-style-name="T1"><text:span text:style-name="T1">TSplash</text:span><text:span text:style-name="T1"/></text:p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table-cell table:style-name="Table9.A1" table:number-rows-spanned="3" office:value-type="string">
            <text:p text:style-name="P1" loext:marker-style-name="T1"><text:span text:style-name="T1">DSGubo</text:span><text:span text:style-name="T1"/></text:p>
          </table:table-cell>
          <table:table-cell table:style-name="Table9.A1" table:number-rows-spanned="3" office:value-type="string">
            <text:p text:style-name="P1" loext:marker-style-name="T1"><text:span text:style-name="T1">DSLGubo</text:span><text:span text:style-name="T1"/></text:p>
          </table:table-cell>
          <table:table-cell table:style-name="Table9.A1" office:value-type="string">
            <text:p text:style-name="P1" loext:marker-style-name="T1"><text:span text:style-name="T1">0</text:span><text:span text:style-name="T1"/></text:p>
          </table:table-cell>
          <table:table-cell table:style-name="Table9.A1" office:value-type="string">
            <text:p text:style-name="P1" loext:marker-style-name="T1"><text:span text:style-name="T1">UBO</text:span><text:span text:style-name="T1"/></text:p>
          </table:table-cell>
          <table:table-cell table:style-name="Table9.A1" office:value-type="string">
            <text:p text:style-name="P1" loext:marker-style-name="T1"><text:span text:style-name="T1">GlobalUniformBlock</text:span><text:span text:style-name="T1"/></text:p>
          </table:table-cell>
          <table:table-cell table:style-name="Table9.A1" office:value-type="string">
            <text:p text:style-name="P1" loext:marker-style-name="T1"><text:span text:style-name="T1">gubo</text:span><text:span text:style-name="T1"/></text:p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</table:table-row>
        <table:table-row table:style-name="Table9.1">
          <table:covered-table-cell table:style-name="Table9.A1"/>
          <table:covered-table-cell table:style-name="Table9.A1"/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/>
          </table:table-cell>
          <table:table-cell table:style-name="Table9.A1" office:value-type="string">
            <text:p text:style-name="P2" loext:marker-style-name="T1"><text:bookmark text:name="_Hlk136252204"/></text:p>
          </table:table-cell>
        </table:table-row>
      </table:table>
      <text:p text:style-name="P17" loext:marker-style-name="T1"/>
      <text:p text:style-name="P20" loext:marker-style-name="T10"><text:span text:style-name="T10">10 - Scene Objects</text:span><text:span text:style-name="T10"/></text:p>
      <table:table table:name="Table10" table:style-name="Table10">
        <table:table-column table:style-name="Table10.A" table:number-columns-repeated="3"/>
        <table:table-column table:style-name="Table10.D"/>
        <table:table-row table:style-name="Table10.1">
          <table:table-cell table:style-name="Table10.A1" office:value-type="string">
            <text:p text:style-name="P1" loext:marker-style-name="T3"><text:span text:style-name="T3">ID</text:span><text:span text:style-name="T3"/></text:p>
          </table:table-cell>
          <table:table-cell table:style-name="Table10.A1" office:value-type="string">
            <text:p text:style-name="P1" loext:marker-style-name="T3"><text:span text:style-name="T3">Pipeline</text:span><text:span text:style-name="T3"/></text:p>
          </table:table-cell>
          <table:table-cell table:style-name="Table10.A1" office:value-type="string">
            <text:p text:style-name="P1" loext:marker-style-name="T3"><text:span text:style-name="T3">Mesh</text:span><text:span text:style-name="T3"/></text:p>
          </table:table-cell>
          <table:table-cell table:style-name="Table10.A1" office:value-type="string">
            <text:p text:style-name="P1" loext:marker-style-name="T3"><text:span text:style-name="T3">Descriptor Sets</text:span><text:span text:style-name="T3"/></text:p>
          </table:table-cell>
        </table:table-row>
        <table:table-row table:style-name="Table10.1">
          <table:table-cell table:style-name="Table10.A1" table:number-rows-spanned="2" office:value-type="string">
            <text:p text:style-name="P1" loext:marker-style-name="T1"><text:span text:style-name="T1">Slot Body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PMesh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MBody</text:span><text:span text:style-name="T1"/></text:p>
          </table:table-cell>
          <table:table-cell table:style-name="Table10.A1" office:value-type="string">
            <text:p text:style-name="P1" loext:marker-style-name="T1"><text:span text:style-name="T1">DSGubo</text:span><text:span text:style-name="T1"/></text:p>
          </table:table-cell>
        </table:table-row>
        <table:table-row table:style-name="Table10.1">
          <table:covered-table-cell table:style-name="Table10.A1"/>
          <table:covered-table-cell table:style-name="Table10.A1"/>
          <table:covered-table-cell table:style-name="Table10.A1"/>
          <table:table-cell table:style-name="Table10.A1" office:value-type="string">
            <text:p text:style-name="P1" loext:marker-style-name="T1"><text:span text:style-name="T1">DSBody</text:span><text:span text:style-name="T1"/></text:p>
          </table:table-cell>
        </table:table-row>
        <table:table-row table:style-name="Table10.1">
          <table:table-cell table:style-name="Table10.A1" table:number-rows-spanned="2" office:value-type="string">
            <text:p text:style-name="P1" loext:marker-style-name="T1"><text:span text:style-name="T1">Slot Handle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PMesh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MHandle</text:span><text:span text:style-name="T1"/></text:p>
          </table:table-cell>
          <table:table-cell table:style-name="Table10.A1" office:value-type="string">
            <text:p text:style-name="P1" loext:marker-style-name="T1"><text:span text:style-name="T1">DSGubo,</text:span><text:span text:style-name="T1"/></text:p>
          </table:table-cell>
        </table:table-row>
        <table:table-row table:style-name="Table10.1">
          <table:covered-table-cell table:style-name="Table10.A1"/>
          <table:covered-table-cell table:style-name="Table10.A1"/>
          <table:covered-table-cell table:style-name="Table10.A1"/>
          <table:table-cell table:style-name="Table10.A1" office:value-type="string">
            <text:p text:style-name="P1" loext:marker-style-name="T1"><text:span text:style-name="T1">DSHandle</text:span><text:span text:style-name="T1"/></text:p>
          </table:table-cell>
        </table:table-row>
        <table:table-row table:style-name="Table10.1">
          <table:table-cell table:style-name="Table10.A1" table:number-rows-spanned="2" office:value-type="string">
            <text:p text:style-name="P1" loext:marker-style-name="T1"><text:span text:style-name="T1">Slot Wheel 1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PMesh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MWheel</text:span><text:span text:style-name="T1"/></text:p>
          </table:table-cell>
          <table:table-cell table:style-name="Table10.A1" office:value-type="string">
            <text:p text:style-name="P1" loext:marker-style-name="T1"><text:span text:style-name="T1">DSGubo,</text:span><text:span text:style-name="T1"/></text:p>
          </table:table-cell>
        </table:table-row>
        <table:table-row table:style-name="Table10.1">
          <table:covered-table-cell table:style-name="Table10.A1"/>
          <table:covered-table-cell table:style-name="Table10.A1"/>
          <table:covered-table-cell table:style-name="Table10.A1"/>
          <table:table-cell table:style-name="Table10.A1" office:value-type="string">
            <text:p text:style-name="P1" loext:marker-style-name="T1"><text:span text:style-name="T1">DSWheel1</text:span><text:span text:style-name="T1"/></text:p>
          </table:table-cell>
        </table:table-row>
        <table:table-row table:style-name="Table10.1">
          <table:table-cell table:style-name="Table10.A1" table:number-rows-spanned="2" office:value-type="string">
            <text:p text:style-name="P1" loext:marker-style-name="T1"><text:span text:style-name="T1">Slot Wheel 2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PMesh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MWheel</text:span><text:span text:style-name="T1"/></text:p>
          </table:table-cell>
          <table:table-cell table:style-name="Table10.A1" office:value-type="string">
            <text:p text:style-name="P1" loext:marker-style-name="T1"><text:span text:style-name="T1">DSGubo</text:span><text:span text:style-name="T1"/></text:p>
          </table:table-cell>
        </table:table-row>
        <table:table-row table:style-name="Table10.1">
          <table:covered-table-cell table:style-name="Table10.A1"/>
          <table:covered-table-cell table:style-name="Table10.A1"/>
          <table:covered-table-cell table:style-name="Table10.A1"/>
          <table:table-cell table:style-name="Table10.A1" office:value-type="string">
            <text:p text:style-name="P1" loext:marker-style-name="T1"><text:span text:style-name="T1">DSWheel2</text:span><text:span text:style-name="T1"/></text:p>
          </table:table-cell>
        </table:table-row>
        <table:table-row table:style-name="Table10.1">
          <table:table-cell table:style-name="Table10.A1" table:number-rows-spanned="2" office:value-type="string">
            <text:p text:style-name="P1" loext:marker-style-name="T1"><text:span text:style-name="T1">Slot Wheel 3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PMesh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MWheel</text:span><text:span text:style-name="T1"/></text:p>
          </table:table-cell>
          <table:table-cell table:style-name="Table10.A1" office:value-type="string">
            <text:p text:style-name="P1" loext:marker-style-name="T1"><text:span text:style-name="T1">DSGubo</text:span><text:span text:style-name="T1"/></text:p>
          </table:table-cell>
        </table:table-row>
        <table:table-row table:style-name="Table10.1">
          <table:covered-table-cell table:style-name="Table10.A1"/>
          <table:covered-table-cell table:style-name="Table10.A1"/>
          <table:covered-table-cell table:style-name="Table10.A1"/>
          <table:table-cell table:style-name="Table10.A1" office:value-type="string">
            <text:p text:style-name="P1" loext:marker-style-name="T1"><text:span text:style-name="T1">DSWheel3</text:span><text:span text:style-name="T1"/></text:p>
          </table:table-cell>
        </table:table-row>
        <table:table-row table:style-name="Table10.1">
          <table:table-cell table:style-name="Table10.A1" table:number-rows-spanned="2" office:value-type="string">
            <text:p text:style-name="P1" loext:marker-style-name="T6"><text:span text:style-name="T6">Room environment</text:span><text:span text:style-name="T6"/></text:p>
          </table:table-cell>
          <table:table-cell table:style-name="Table10.A1" table:number-rows-spanned="2" office:value-type="string">
            <text:p text:style-name="P1" loext:marker-style-name="T6"><text:span text:style-name="T6">PVColor</text:span><text:span text:style-name="T6"/></text:p>
          </table:table-cell>
          <table:table-cell table:style-name="Table10.A1" table:number-rows-spanned="2" office:value-type="string">
            <text:p text:style-name="P1" loext:marker-style-name="T6"><text:span text:style-name="T6">MRoom</text:span><text:span text:style-name="T6"/></text:p>
          </table:table-cell>
          <table:table-cell table:style-name="Table10.A1" office:value-type="string">
            <text:p text:style-name="P1" loext:marker-style-name="T6"><text:span text:style-name="T6">DSGubo,</text:span><text:span text:style-name="T6"/></text:p>
          </table:table-cell>
        </table:table-row>
        <table:table-row table:style-name="Table10.1">
          <table:covered-table-cell table:style-name="Table10.A1"/>
          <table:covered-table-cell table:style-name="Table10.A1"/>
          <table:covered-table-cell table:style-name="Table10.A1"/>
          <table:table-cell table:style-name="Table10.A1" office:value-type="string">
            <text:p text:style-name="P1" loext:marker-style-name="T6"><text:span text:style-name="T6">DSRoom</text:span><text:span text:style-name="T6"/></text:p>
          </table:table-cell>
        </table:table-row>
        <table:table-row table:style-name="Table10.1">
          <table:table-cell table:style-name="Table10.A1" table:number-rows-spanned="2" office:value-type="string">
            <text:p text:style-name="P1" loext:marker-style-name="T1"><text:span text:style-name="T1">Splash Screen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POverlay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MSplash</text:span><text:span text:style-name="T1"/></text:p>
          </table:table-cell>
          <table:table-cell table:style-name="Table10.A1" office:value-type="string">
            <text:p text:style-name="P1" loext:marker-style-name="T1"><text:span text:style-name="T1">DSSpalsh</text:span><text:span text:style-name="T1"/></text:p>
          </table:table-cell>
        </table:table-row>
        <table:table-row table:style-name="Table10.1">
          <table:covered-table-cell table:style-name="Table10.A1"/>
          <table:covered-table-cell table:style-name="Table10.A1"/>
          <table:covered-table-cell table:style-name="Table10.A1"/>
          <table:table-cell table:style-name="Table10.A1" office:value-type="string">
            <text:p text:style-name="P2" loext:marker-style-name="T1"/>
          </table:table-cell>
        </table:table-row>
        <table:table-row table:style-name="Table10.1">
          <table:table-cell table:style-name="Table10.A1" table:number-rows-spanned="2" office:value-type="string">
            <text:p text:style-name="P1" loext:marker-style-name="T1"><text:span text:style-name="T1">Press a Key sign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POverlay</text:span><text:span text:style-name="T1"/></text:p>
          </table:table-cell>
          <table:table-cell table:style-name="Table10.A1" table:number-rows-spanned="2" office:value-type="string">
            <text:p text:style-name="P1" loext:marker-style-name="T1"><text:span text:style-name="T1">MKey</text:span><text:span text:style-name="T1"/></text:p>
          </table:table-cell>
          <table:table-cell table:style-name="Table10.A1" office:value-type="string">
            <text:p text:style-name="P1" loext:marker-style-name="T1"><text:span text:style-name="T1">DSKey</text:span><text:span text:style-name="T1"/></text:p>
          </table:table-cell>
        </table:table-row>
        <table:table-row table:style-name="Table10.1">
          <table:covered-table-cell table:style-name="Table10.A1"/>
          <table:covered-table-cell table:style-name="Table10.A1"/>
          <table:covered-table-cell table:style-name="Table10.A1"/>
          <table:table-cell table:style-name="Table10.A1" office:value-type="string">
            <text:p text:style-name="P2" loext:marker-style-name="T1"/>
          </table:table-cell>
        </table:table-row>
      </table:table>
      <text:p text:style-name="P17" loext:marker-style-name="T1"/>
      <text:p text:style-name="P17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adornments="Regular" style:font-pitch="variable"/>
    <style:font-face style:name="Wingdings" svg:font-family="Wingdings" style:font-adornments="Regular" style:font-pitch="variable" style:font-charset="x-symbol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it" fo:country="IT" style:letter-kerning="fals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游明朝" style:font-family-asian="游明朝" style:font-family-generic-asian="system" style:font-pitch-asian="variable" style:font-name-complex="F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Gribaudo</meta:initial-creator>
    <meta:editing-cycles>29</meta:editing-cycles>
    <meta:creation-date>2023-05-23T17:24:00</meta:creation-date>
    <dc:date>2023-12-10T23:19:49.607870980</dc:date>
    <meta:editing-duration>PT20H3M30S</meta:editing-duration>
    <meta:generator>LibreOffice/7.6.2.1$Linux_X86_64 LibreOffice_project/60$Build-1</meta:generator>
    <meta:document-statistic meta:table-count="10" meta:image-count="0" meta:object-count="0" meta:page-count="15" meta:paragraph-count="504" meta:word-count="1606" meta:character-count="9827" meta:non-whitespace-character-count="8749"/>
    <meta:user-defined meta:name="AppVersion">16.0000</meta:user-defined>
    <meta:template xlink:type="simple" xlink:actuate="onRequest" xlink:title="Normal.dotm" xlink:href=""/>
  </office:meta>
</office:document-meta>
</file>